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54.71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58.35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78.25mm"/>
    </style:style>
    <style:style style:name="co8" style:family="table-column">
      <style:table-column-properties fo:break-before="auto" style:column-width="60.8mm"/>
    </style:style>
    <style:style style:name="co9" style:family="table-column">
      <style:table-column-properties fo:break-before="auto" style:column-width="60.54mm"/>
    </style:style>
    <style:style style:name="co10" style:family="table-column">
      <style:table-column-properties fo:break-before="auto" style:column-width="66.8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51.28mm"/>
    </style:style>
    <style:style style:name="co15" style:family="table-column">
      <style:table-column-properties fo:break-before="auto" style:column-width="20.7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8.68mm"/>
    </style:style>
    <style:style style:name="co18" style:family="table-column">
      <style:table-column-properties fo:break-before="auto" style:column-width="35.75mm"/>
    </style:style>
    <style:style style:name="co19" style:family="table-column">
      <style:table-column-properties fo:break-before="auto" style:column-width="74.61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76.25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60.45mm"/>
    </style:style>
    <style:style style:name="co24" style:family="table-column">
      <style:table-column-properties fo:break-before="auto" style:column-width="30.3mm"/>
    </style:style>
    <style:style style:name="co25" style:family="table-column">
      <style:table-column-properties fo:break-before="auto" style:column-width="69.16mm"/>
    </style:style>
    <style:style style:name="co26" style:family="table-column">
      <style:table-column-properties fo:break-before="auto" style:column-width="144.41mm"/>
    </style:style>
    <style:style style:name="co27" style:family="table-column">
      <style:table-column-properties fo:break-before="auto" style:column-width="125.36mm"/>
    </style:style>
    <style:style style:name="co28" style:family="table-column">
      <style:table-column-properties fo:break-before="auto" style:column-width="75.71mm"/>
    </style:style>
    <style:style style:name="co29" style:family="table-column">
      <style:table-column-properties fo:break-before="auto" style:column-width="120.72mm"/>
    </style:style>
    <style:style style:name="co30" style:family="table-column">
      <style:table-column-properties fo:break-before="auto" style:column-width="89.87mm"/>
    </style:style>
    <style:style style:name="co31" style:family="table-column">
      <style:table-column-properties fo:break-before="auto" style:column-width="89.59mm"/>
    </style:style>
    <style:style style:name="co32" style:family="table-column">
      <style:table-column-properties fo:break-before="auto" style:column-width="88.86mm"/>
    </style:style>
    <style:style style:name="co33" style:family="table-column">
      <style:table-column-properties fo:break-before="auto" style:column-width="112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60.04mm" fo:break-before="auto" style:use-optimal-row-height="true"/>
    </style:style>
    <style:style style:name="ro5" style:family="table-row">
      <style:table-row-properties style:row-height="36.23mm" fo:break-before="auto" style:use-optimal-row-height="true"/>
    </style:style>
    <style:style style:name="ro6" style:family="table-row">
      <style:table-row-properties style:row-height="52.11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8.45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60.06mm" fo:break-before="auto" style:use-optimal-row-height="true"/>
    </style:style>
    <style:style style:name="ro12" style:family="table-row">
      <style:table-row-properties style:row-height="36.25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Campo_20_da_20_tabela_20_dinâmica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Canto_20_da_20_tabela_20_dinâmica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Valor_20_da_20_tabela_20_dinâmica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Valor_20_da_20_tabela_20_dinâmica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Resultado_20_da_20_tabela_20_dinâmica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Categoria_20_da_20_tabela_20_dinâmica" style:data-style-name="N0">
      <style:table-cell-properties fo:border-bottom="0.99pt solid #000000" fo:border-left="2.01pt solid #000000" fo:border-right="0.99pt solid #000000" fo:border-top="none"/>
    </style:style>
    <style:style style:name="ce13" style:family="table-cell" style:parent-style-name="Título_20_da_20_tabela_20_dinâmica" style:data-style-name="N0">
      <style:table-cell-properties fo:border-bottom="2.01pt solid #000000" fo:border-left="2.01pt solid #000000" fo:border-right="none" fo:border-top="0.99pt solid #000000"/>
    </style:style>
    <style:style style:name="ce14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Categoria_20_da_20_tabela_20_dinâmica" style:data-style-name="N0">
      <style:table-cell-properties fo:border="0.99pt solid #000000"/>
    </style:style>
    <style:style style:name="ce16" style:family="table-cell" style:parent-style-name="Categoria_20_da_20_tabela_20_dinâmica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Categoria_20_da_20_tabela_20_dinâmica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Categoria_20_da_20_tabela_20_dinâmica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Título_20_da_20_tabela_20_dinâmica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Valor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Camp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Categoria_20_da_20_tabela_20_dinâmica" style:data-style-name="N0">
      <style:table-cell-properties fo:border="0.06pt solid #000000"/>
    </style:style>
    <style:style style:name="ce33" style:family="table-cell" style:parent-style-name="Cant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Valor_20_da_20_tabela_20_dinâmica" style:data-style-name="N0">
      <style:table-cell-properties fo:border="0.06pt solid #000000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51" style:family="table-cell" style:parent-style-name="Camp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Categoria_20_da_20_tabela_20_dinâmica" style:data-style-name="N0">
      <style:table-cell-properties fo:border="0.06pt solid #000000" style:vertical-align="top"/>
    </style:style>
    <style:style style:name="ce54" style:family="table-cell" style:parent-style-name="Canto_20_da_20_tabela_20_dinâmica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Valor_20_da_20_tabela_20_dinâmica" style:data-style-name="N0">
      <style:table-cell-properties fo:border="0.06pt solid #000000" style:vertical-align="top"/>
    </style:style>
    <style:style style:name="ce29" style:family="table-cell" style:parent-style-name="Valor_20_da_20_tabela_20_dinâmica">
      <style:table-cell-properties fo:border="0.06pt solid #000000" style:vertical-align="top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 style:vertical-align="top"/>
    </style:style>
    <style:style style:name="ce31" style:family="table-cell" style:parent-style-name="Default">
      <style:table-cell-properties fo:wrap-option="wrap" fo:border="0.06pt solid #000000" style:vertical-align="top"/>
    </style:style>
    <style:style style:name="ce66" style:family="table-cell" style:parent-style-name="Campo_20_da_20_tabela_20_dinâmica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Categoria_20_da_20_tabela_20_dinâmic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Canto_20_da_20_tabela_20_dinâmica" style:data-style-name="N0">
      <style:table-cell-properties style:glyph-orientation-vertical="0" fo:background-color="#999999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Valor_20_da_20_tabela_20_dinâmic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Valor_20_da_20_tabela_20_dinâmic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1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style:font-name-asian="WenQuanYi Zen Hei" style:font-name-complex="Lohit Devanagari"/>
    </style:style>
  </office:automatic-styles>
  <office:body>
    <office:spreadsheet>
      <table:calculation-settings table:automatic-find-labels="false"/>
      <table:table table:name="links_com_ordenacoes_v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52" office:value-type="string" calcext:value-type="string">
            <text:p>N°</text:p>
          </table:table-cell>
          <table:table-cell table:style-name="ce52" office:value-type="string" calcext:value-type="string">
            <text:p>Caminho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ja/loja/src/main/java/br/com/loja/dao/Dao.java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ienteSI2017-master1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icom/src/main/java/org/weasis/dicom/mf/Patient.java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main/user-impl/java/com/mysql/cj/jdbc/DatabaseMetaData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Modify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oja/libs_projeto/mysql-connector-java-8.0.16/src/test/java/testsuite/x/devapi/CollectionRemoveTest.java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-android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lienteExternalV16/afirma-lib-itext/trunk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01/src/Pessoa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ExemploCrudFX/src/com/exemplocrudfx/dao/BancosDeDadosDAO.java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MP1138/trabalho2/src/dao/PessoaDAO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Autor.java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ojaVirtual/src/lojaVirtual/Store.java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lienteV1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loja/src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lienteV1-master-master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atforms/android/src/org/apache/cordova/globalization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ojaVirtual/plugins/cordova-plugin-globalization/src/android/Globalization.java</text:p>
          </table:table-cell>
          <table:table-cell table:number-columns-repeated="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LojaVendas/src/main/java/com/mycompany/lojavendas/model/dao/TipoUsuarioDAO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-android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internal/PdfVersionImp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NameTree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pdf/PdfReader.java</text:p>
          </table:table-cell>
          <table:table-cell table:number-columns-repeated="1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lienteafirma-external/afirma-lib-itext/src/main/java/com/aowagie/text/xml/XmlDomWriter.java</text:p>
          </table:table-cell>
          <table:table-cell table:number-columns-repeated="1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ojaGamer/criacaoBancoLojaXYZ.sql</text:p>
          </table:table-cell>
          <table:table-cell table:number-columns-repeated="1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lienteV1-master-sqlite/app/src/main/java/br/usjt/ftce/desmob/clientev1/Cliente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ojaGuilherme/eclipse-workspace/Txvxv/src/br/ucsal/Produt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erson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LojaVirtual/Loja_Web01/src/main/java/persistence/ProductDAO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ojaBD/LojaBD/src/Interfaces/TelaCliente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Lojas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BasicMapOnline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example/basicmaponline/Pesquisar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cao Android/LojaCidadao/src/com/mlab/android/basicoverlays/PostgreSQL.java</text:p>
          </table:table-cell>
          <table:table-cell table:number-columns-repeated="1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LojasCidadao/Aplicação Web/LojasCidadao/LojasCidadao/LojasCidadao/bin/Npgsql.pdb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ProdutoDao.java</text:p>
          </table:table-cell>
          <table:table-cell table:number-columns-repeated="1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lienteConvertidoDesktop/src/main/java/com/eng/renan/clienteconvertidodesktop/dao/VendedorDao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ClienteRepository.java</text:p>
          </table:table-cell>
          <table:table-cell table:number-columns-repeated="1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oja/src/dataAccess/ProdutoRepository.java</text:p>
          </table:table-cell>
          <table:table-cell table:number-columns-repeated="1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cb2/sources/neo/ClienteBCB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NameFileComparator.java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JA/lib/commons-io-2.5-src/src/main/java/org/apache/commons/io/comparator/package.html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jaOnline/src/main/java/com/afrain/lojaonline/services/EstadoService.java</text:p>
          </table:table-cell>
          <table:table-cell table:number-columns-repeated="1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lienteSI2017-master2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lienteV1Exercicios/app/src/main/java/app/projeto/clientev1exercicios/model/Cliente.java</text:p>
          </table:table-cell>
          <table:table-cell table:number-columns-repeated="1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lienteP3.b/src/main/java/br/usjt/arqde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lienteReceptivoSky_2/src/java/dao/TipoOcorrenciaDA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models/estoquista/src/estoquistaPk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fornecedor/Estoquis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lote/Lote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materiaprima/MateriaPrim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produto/Produto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lojamvn/src/test/java/net/mybluemix/parteg/receita/Receita.java</text:p>
          </table:table-cell>
          <table:table-cell table:number-columns-repeated="1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LojaJava/src/br/senac/rn/loja/model/Sexo.java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build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.tooltip/js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flot/excanvas.min.js</text:p>
          </table:table-cell>
          <table:table-cell table:number-columns-repeated="1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lienteAdmin/web/bower_components/jquery/src/sizzle/dist/sizzle.min.js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ojaVirtual/src/br/com/matosmelo/lojaVirtual/dao/ClienteDAO.java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eploy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build/dist/resources/GraficasJs/DB/SISVAN/seg0/c230.dat</text:p>
          </table:table-cell>
          <table:table-cell table:number-columns-repeated="1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lienteSISVAN/resources/DB/SISVAN/seg0/c230.dat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ojaMaio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liente/Cliente/baseTipos/seg0/c230.dat</text:p>
          </table:table-cell>
          <table:table-cell table:number-columns-repeated="1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number-columns-repeated="14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lienteP3/app/src/main/java/br/usjt/arqdsis/clientep3/model/Cliente.java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dataTables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ente-loja/src/main/webapp/js/jquery-2.1.1.min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bundle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-standalone-preset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loja/loja/src/main/webapp/doc/swagger-ui.js.map</text:p>
          </table:table-cell>
          <table:table-cell table:number-columns-repeated="1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lienteSI2017-master/app/src/main/java/br/usjt/ftce/arqdesis/clientesi/Cliente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LojaMobile-IonicSpring/AppMobileSpring/src/main/java/com/appmobilespring/services/EstadoService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Cidad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Estad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Fabricante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Gruporepository.java</text:p>
          </table:table-cell>
          <table:table-cell table:number-columns-repeated="1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lojavirtual2/lojavirtual/src/main/java/org/lojavirtual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com/mysql/jdbc/DatabaseMetaData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lienteServidor_Trabalho3/CODIGO_PROJETO/src/dao/PessoaDAO.java</text:p>
          </table:table-cell>
          <table:table-cell table:number-columns-repeated="1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LojaProduto/src/persistence/Categori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Loja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ProdutoDao.java</text:p>
          </table:table-cell>
          <table:table-cell table:number-columns-repeated="1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lienteConvertido/src/main/java/com/eng/renan/clienteconvertido/dao/VendedorDao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lienteafirma/afirma-core-keystores/src/main/java/es/gob/afirma/keystores/main/common/KeyStoreUtilities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LojaServico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lienteV1_SQLite-master/app/src/main/java/br/usjt/ftce/desmob/clientev1/model/Cliente.java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2.1.0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lojavirtual/src/main/webapp/resources/jquery/js/jquery-ui-1.10.4.custom.min.js</text:p>
          </table:table-cell>
          <table:table-cell table:number-columns-repeated="1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LojaVendas/br/com/hitalo/connect/DBManager.java</text:p>
          </table:table-cell>
          <table:table-cell table:number-columns-repeated="14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Loja/loja/LinhaFactura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LojaVirtual/Loja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loja/loja/src/main/java/br/unibh/loja/rest/MemberResourceRESTService.java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uambyte/src/main/webapp/WEB-INF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table:number-columns-repeated="1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number-columns-repeated="1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LojaVirtual/src/main/webapp/javascripts/jquery-1.3.2.min.js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1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ClientesQuitad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relatorios/RelatorioEstoque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adastroProduto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ContasReceber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SelecionarContasDatas.java</text:p>
          </table:table-cell>
          <table:table-cell table:number-columns-repeated="1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aixa-Loja/CaixaLoja/src/TelasSistema/VendasCrediario.java</text:p>
          </table:table-cell>
          <table:table-cell table:number-columns-repeated="1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loja-repository/loja/src/br/com/guacom/modelo/loja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liente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Cultura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Fabricante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Loja-Virtual-Trator/tratorweb/src/main/java/com/agrofauna/tratorweb/model/Produto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LojaDeBebidas/LojaDeBebidas/res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advanced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index.j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docs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html/roadmap.htm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en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/_docs_ja.utf8.txt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docsrc/textbase/_docs_en.properties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mvstore/type/ObjectDataTyp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result/SortOrd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table/MetaTabl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main/org/h2/value/Value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ase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Clust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Index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Optimizations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Sequenc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db/TestView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jdbc/TestJavaObjec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aggregate/median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numeric/abs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functions/system/table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cripts/testScript.sql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erver/TestIni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tore/TestMVTableEngin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est/org/h2/test/synth/TestCrashAPI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BuildBase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doclet/Doclet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build/indexer/Indexe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qu/TableInspector.java</text:p>
          </table:table-cell>
          <table:table-cell table:number-columns-repeated="1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Loja-online/B/h2/src/tools/org/h2/java/JavaParser.java</text:p>
          </table:table-cell>
          <table:table-cell table:number-columns-repeated="14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lojaonline/app/src/main/java/com/android/lojaonline/basededados/ProdutosDB.java</text:p>
          </table:table-cell>
          <table:table-cell table:number-columns-repeated="14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istema-Loja/src/cadProdutos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LojaVirtual-Projeto-Integrador/LojaVirtual/src/main/java/br/com/loja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SQL/comandosLoja.sql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form</text:p>
          </table:table-cell>
          <table:table-cell table:number-columns-repeated="1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istema-loja/src/visao/JFQuery.java</text:p>
          </table:table-cell>
          <table:table-cell table:number-columns-repeated="14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loja2_novo/src/java/dao/ProdutoDAO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.git/index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index-all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apidocs/org/hsqldb/jdbc/JDBCDatabaseMetaData.html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doc/odbc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LikePredicateOptimizations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src/org/hsqldb/test/TestSubselect.java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GroupBy.txt</text:p>
          </table:table-cell>
          <table:table-cell table:number-columns-repeated="1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loja-virtual/hsqldb-2.4.0/hsqldb/testrun/hsqldb/TestSelfSubselects.txt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ojeto-puc-lojaDropshipping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Loja_EJB/Loja-WEB/web/resources/js/jquery-1.6.1.min.js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administrador/RepositorioAdministrador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cliente/RepositorioClienteBDR.java</text:p>
          </table:table-cell>
          <table:table-cell table:number-columns-repeated="1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rojeto-loja/Projeto-loja/src/br/com/projetoloja/produto/RepositorioProdutoBDR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Cidade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Java-LojaBackend/src/main/java/jdc/loja/services/EstadoService.java</text:p>
          </table:table-cell>
          <table:table-cell table:number-columns-repeated="1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LojaVirtual3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essoa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VirtualStorePI5/LojaVirtual/src/main/java/br/com/virtual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jornada-loja-virtual/WebContent/resources/js/jquery-1.11.3.min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ClienteFornec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FornecedorDespes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Grup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Marca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Pagina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Usuari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dao/impl/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Grupo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modelos/Paginas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Fil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paginacao/Parametro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ComissaoVendedor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GastosVeicul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src/br/com/safetycar/relatorios/dao/Impl/RelatorioVeiculosVendidosDAOImpl.java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afetycar/WebContent/resources/jquery/js/jquery-1.7.2.js</text:p>
          </table:table-cell>
          <table:table-cell table:number-columns-repeated="14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loja-virtual/src/br/com/alura/javaEJdbcTrabalhandoComBancoDeDadosDAO/Categorias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Cidade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Estad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essoa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i_pf/pi_pf/src/main/java/pi_pf/persistencia/ProdutoDAO.java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loja/src/main/resource/sql/postgresql-select-tables-schema.sql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backbone.js/backbon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-min.js</text:p>
          </table:table-cell>
          <table:table-cell table:number-columns-repeated="1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loja-informatica/src/main/webapp/js/libs/underscore.js/underscore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lojaonline/web/js/jquery-3.1.0.min.js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Cliente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table:number-columns-repeated="1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LojaVirtual_JPA_EJB/LojaVirtual/lojavirtual-ejb/src/java/br/edu/fasa/LojaVirtual/dataAccess/VendaDAO.java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LojaDeInstrumentosMusicais/MadeInAstecProjeto/src/main/webapp/js/jquery-2.0.1.min.js</text:p>
          </table:table-cell>
          <table:table-cell table:number-columns-repeated="1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loja-virtual/gwtprojeto/gwt-unitCache/gwt-unitCache-0000013851EB043F</text:p>
          </table:table-cell>
          <table:table-cell table:number-columns-repeated="1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lojaweb/src/java/rc/unesp/br/lcp/dao/IEntity.java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LojaDaCuriosa/src/main/webapp/resources/js/jquery-3.2.1.js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Mock/mockProduto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LojaDeRoupa/tela/src/tela/TelaCliente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repository/EstadoRepository.java</text:p>
          </table:table-cell>
          <table:table-cell table:number-columns-repeated="14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loja_ionic/src/main/java/br/com/lojaudemy/lojabackend/service/EstadoServic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idad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Loja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Compr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CadProduto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Cliente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Loja.java</text:p>
          </table:table-cell>
          <table:table-cell table:number-columns-repeated="14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rojetoLoja/TrabalhoLoja/src/visao/TelaBuscaProduto.java</text:p>
          </table:table-cell>
          <table:table-cell table:number-columns-repeated="14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loja-struts.netbeans/src/java/com/unasp/forms/Produto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loja-virtual/src/main/java/com/guilherme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LojaVirtualPet/LojaVirtualPet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Cliente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ComparadorProdutoPorNome.java</text:p>
          </table:table-cell>
          <table:table-cell table:number-columns-repeated="14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Loja_J/src/loja/j/Produto.java</text:p>
          </table:table-cell>
          <table:table-cell table:number-columns-repeated="14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loja-virtual/src/Categorias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Loja-Virtual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Funcionari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ProdutoDAO.java</text:p>
          </table:table-cell>
          <table:table-cell table:number-columns-repeated="1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rojetoLojaInformatica/src/br/com/choice/projetolojainformatica/dao/Vend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essoa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rojetoLoja/src/main/java/persistencia/ProdutoDAO.java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APD3_Loja/src/main/webapp/js/jquery-2.0.0.min.js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lojavirtual/src/main/java/br/com/rafaelporreca/lojavirtual/services/EstadoService.java</text:p>
          </table:table-cell>
          <table:table-cell table:number-columns-repeated="14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loja-virtual/src/br/com/dev/jdbc/dao/CategoriasDAO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screens/TelaListarTodosApps.java</text:p>
          </table:table-cell>
          <table:table-cell table:number-columns-repeated="14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LojaDeApps/src/br/ufla/dcc/ppoo/users/Usuario.java</text:p>
          </table:table-cell>
          <table:table-cell table:number-columns-repeated="14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rojeto-Integragor-II-LojaDeGames/LojaDeGames/jdbc_lojaGames/seg0/c230.dat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jquery-2.1.1.min.js</text:p>
          </table:table-cell>
          <table:table-cell table:number-columns-repeated="14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lojadeconstrucao/dashboard/resources/js/ui-bootstrap-tpls-0.13.1.min.js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ategoria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Cliente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dao/ProdutoDAO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ListarTodos.java</text:p>
          </table:table-cell>
          <table:table-cell table:number-columns-repeated="14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java-music-shop/src/br/com/people/musicshop/test/TestarPesquisar.java</text:p>
          </table:table-cell>
          <table:table-cell table:number-columns-repeated="14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LojaValidacaoIFRS/src/testes/LojaMain.java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banco_de_dados/banco_infox.sql</text:p>
          </table:table-cell>
          <table:table-cell table:number-columns-repeated="1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osinformatica/project_osinfoX/reports/clientes.jasper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essoa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Produt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lojaServicoSenac/src/persistencia/ServicoDAO.java</text:p>
          </table:table-cell>
          <table:table-cell table:number-columns-repeated="14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20161-LojaOnLine/src/br/javaweb/util/ComparadorProdutos.java</text:p>
          </table:table-cell>
          <table:table-cell table:number-columns-repeated="1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loja-movel/target/cucumber-report/jquery-1.8.2.min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loja_virtual/WebContent/resources/js/jquery-latest.js</text:p>
          </table:table-cell>
          <table:table-cell table:number-columns-repeated="14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Loja_De_Leiloes/Loja_De_Leiloes/src/java/Bean/UserController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repositories/EstadoRepository.java</text:p>
          </table:table-cell>
          <table:table-cell table:number-columns-repeated="1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lojas-online-backend/src/main/java/com/nelioalves/cursomc/services/EstadoService.java</text:p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ANPR-Loja/src/net/sourceforge/vietocr/PdfUtilities.java</text:p>
          </table:table-cell>
          <table:table-cell table:number-columns-repeated="1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projeto_fino_brecho/src/br/arthur/entities/Marca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controller/SiteController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Jog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ojagames/src/main/java/br/senac/tads4/piiv/repository/ProdutoRepository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Fabricant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ItemEstoque.java</text:p>
          </table:table-cell>
          <table:table-cell table:number-columns-repeated="1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gestorloja/src/main/java/br/com/marcospcruz/gestorloja/model/PerfilUsuario.java</text:p>
          </table:table-cell>
          <table:table-cell table:number-columns-repeated="14"/>
        </table:table-row>
      </table:table>
      <table:table table:name="Tabela dinâmica_links_com_ordenacoes_v1_2" table:style-name="ta1">
        <table:table-column table:style-name="co16" table:default-cell-style-name="ce4"/>
        <table:table-column table:style-name="co16" table:default-cell-style-name="ce8"/>
        <table:table-row table:style-name="ro1">
          <table:table-cell table:style-name="ce2" office:value-type="string" calcext:value-type="string">
            <text:p>N°</text:p>
          </table:table-cell>
          <table:table-cell table:style-name="ce6" office:value-type="string" calcext:value-type="string">
            <text:p>Cont.Núm - Caminho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0" office:value-type="float" office:value="557" calcext:value-type="float">
            <text:p>557</text:p>
          </table:table-cell>
        </table:table-row>
      </table:table>
      <table:table table:name="Tabela dinâmica_links_com_ordenacoes_v1_1" table:style-name="ta1">
        <table:table-column table:style-name="co16" table:default-cell-style-name="ce4"/>
        <table:table-column table:style-name="co2" table:default-cell-style-name="ce17"/>
        <table:table-column table:style-name="co16" table:default-cell-style-name="ce8"/>
        <table:table-row table:style-name="ro1">
          <table:table-cell table:style-name="ce2" office:value-type="string" calcext:value-type="string">
            <text:p>N°</text:p>
          </table:table-cell>
          <table:table-cell table:style-name="ce14" office:value-type="string" calcext:value-type="string">
            <text:p>Caminho</text:p>
          </table:table-cell>
          <table:table-cell table:style-name="ce6" office:value-type="string" calcext:value-type="string">
            <text:p>Cont.Núm - Caminho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oja/loja/src/main/java/br/com/loja/dao/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ClienteSI2017-master1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5" office:value-type="string" calcext:value-type="string">
            <text:p>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5" office:value-type="string" calcext:value-type="string">
            <text:p>Dicom/src/main/java/org/weasis/dicom/mf/Patient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5" office:value-type="string" calcext:value-type="string">
            <text:p>clienteAfirmaV16/afirma-ui-core-jse-keystores/src/main/java/es/gob/afirma/ui/core/jse/certificateselection/CertificateSelectionDialog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6" office:value-type="string" calcext:value-type="string">
            <text:p>Loja/libs_projeto/mysql-connector-java-8.0.16/src/main/user-impl/java/com/mysql/cj/jdbc/DatabaseMetaData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ibs_projeto/mysql-connector-java-8.0.16/src/test/java/testsuite/x/devapi/CollectionModifyTest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s_projeto/mysql-connector-java-8.0.16/src/test/java/testsuite/x/devapi/CollectionRemoveTest.java</text:p>
          </table:table-cell>
          <table:table-cell table:style-name="ce9" office:value-type="float" office:value="12" calcext:value-type="float">
            <text:p>12</text:p>
          </table:table-cell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table:style-name="ce15" office:value-type="string" calcext:value-type="string">
            <text:p>ClienteV1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16" office:value-type="string" calcext:value-type="string">
            <text:p>ClienteExternalV16/afirma-lib-itext-android/trunk/src/main/java/com/aowagie/text/pdf/internal/PdfVersionImp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-android/trunk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ExternalV16/afirma-lib-itext/trunk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ExternalV16/afirma-lib-itext/trunk/src/main/java/com/aowagie/text/xml/XmlDomWrit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16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/commons-io-2.5-src/src/main/java/org/apache/commons/io/comparator/package.html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16" office:value-type="string" calcext:value-type="string">
            <text:p>CMP1138/Ex01/src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MP1138/ExemploCrudFX/src/com/exemplocrudfx/dao/BancosDeDados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MP1138/trabalho2/src/dao/Pesso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16" office:value-type="string" calcext:value-type="string">
            <text:p>LojaVirtual/src/lojaVirtual/Autor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lojaVirtual/Stor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33" calcext:value-type="float">
            <text:p>233</text:p>
          </table:table-cell>
          <table:table-cell table:style-name="ce15" office:value-type="string" calcext:value-type="string">
            <text:p>ClienteV1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66" calcext:value-type="float">
            <text:p>266</text:p>
          </table:table-cell>
          <table:table-cell table:style-name="ce15" office:value-type="string" calcext:value-type="string">
            <text:p>loja/src/rc/unesp/br/lcp/dao/IEntity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269" calcext:value-type="float">
            <text:p>269</text:p>
          </table:table-cell>
          <table:table-cell table:style-name="ce15" office:value-type="string" calcext:value-type="string">
            <text:p>ClienteV1-master-master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16" office:value-type="string" calcext:value-type="string">
            <text:p>LojaVirtual/platforms/android/src/org/apache/cordova/globalization/Globalization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plugins/cordova-plugin-globalization/src/android/Globalization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table:style-name="ce15" office:value-type="string" calcext:value-type="string">
            <text:p>LojaVendas/src/main/java/com/mycompany/lojavendas/model/dao/TipoUsuario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16" office:value-type="string" calcext:value-type="string">
            <text:p>clienteafirma-external/afirma-lib-itext-android/src/main/java/com/aowagie/text/pdf/internal/PdfVersionImp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-android/src/main/java/com/aowagie/text/xml/XmlDom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internal/PdfVersionImp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NameTre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firma-external/afirma-lib-itext/src/main/java/com/aowagie/text/pdf/Pdf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afirma-external/afirma-lib-itext/src/main/java/com/aowagie/text/xml/XmlDomWrit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339" calcext:value-type="float">
            <text:p>339</text:p>
          </table:table-cell>
          <table:table-cell table:style-name="ce15" office:value-type="string" calcext:value-type="string">
            <text:p>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362" calcext:value-type="float">
            <text:p>362</text:p>
          </table:table-cell>
          <table:table-cell table:style-name="ce15" office:value-type="string" calcext:value-type="string">
            <text:p>LojaGamer/criacaoBancoLojaXYZ.sql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20" calcext:value-type="float">
            <text:p>420</text:p>
          </table:table-cell>
          <table:table-cell table:style-name="ce15" office:value-type="string" calcext:value-type="string">
            <text:p>ClienteV1-master-sqlite/app/src/main/java/br/usjt/ftce/desmob/clientev1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36" calcext:value-type="float">
            <text:p>436</text:p>
          </table:table-cell>
          <table:table-cell table:style-name="ce15" office:value-type="string" calcext:value-type="string">
            <text:p>LojaGuilherme/eclipse-workspace/Txvxv/src/br/ucsal/Produt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16" office:value-type="string" calcext:value-type="string">
            <text:p>LojaVirtual/Loja_Web01/src/main/java/persistence/Person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_Web01/src/main/java/persistence/Product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587" calcext:value-type="float">
            <text:p>587</text:p>
          </table:table-cell>
          <table:table-cell table:style-name="ce15" office:value-type="string" calcext:value-type="string">
            <text:p>LojaBD/LojaBD/src/Interfaces/TelaClientes.java</text:p>
          </table:table-cell>
          <table:table-cell table:style-name="ce20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16" office:value-type="string" calcext:value-type="string">
            <text:p>LojasCidadao/Aplicacao Android/BasicMapOnline/src/com/example/basicmaponline/Lojas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BasicMapOnline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example/basicmaponline/Pesquisa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Cidadao/Aplicacao Android/LojaCidadao/src/com/mlab/android/basicoverlays/PostgreSQL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Cidadao/Aplicação Web/LojasCidadao/LojasCidadao/LojasCidadao/bin/Npgsql.pdb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16" office:value-type="string" calcext:value-type="string">
            <text:p>ClienteConvertidoDesktop/src/main/java/com/eng/renan/clienteconvertidodesktop/dao/Produt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ConvertidoDesktop/src/main/java/com/eng/renan/clienteconvertidodesktop/dao/Vendedor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16" office:value-type="string" calcext:value-type="string">
            <text:p>Loja/src/dataAccess/Cliente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src/dataAccess/ProdutoReposito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636" calcext:value-type="float">
            <text:p>636</text:p>
          </table:table-cell>
          <table:table-cell table:style-name="ce15" office:value-type="string" calcext:value-type="string">
            <text:p>bcb2/sources/neo/ClienteBCB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16" office:value-type="string" calcext:value-type="string">
            <text:p>LOJA/build/web/WEB-INF/classes/commons-io-2.5-src/src/main/java/org/apache/commons/io/comparator/NameFileComparator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build/web/WEB-INF/classes/commons-io-2.5-src/src/main/java/org/apache/commons/io/comparator/package.htm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ib/commons-io-2.5-src/src/main/java/org/apache/commons/io/comparator/NameFileCompara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ib/commons-io-2.5-src/src/main/java/org/apache/commons/io/comparator/package.html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16" office:value-type="string" calcext:value-type="string">
            <text:p>LojaOnline/src/main/java/com/afrain/lojaonline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Online/src/main/java/com/afrain/lojaonline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15" calcext:value-type="float">
            <text:p>715</text:p>
          </table:table-cell>
          <table:table-cell table:style-name="ce15" office:value-type="string" calcext:value-type="string">
            <text:p>ClienteP3/app/src/main/java/br/usjt/arqd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19" calcext:value-type="float">
            <text:p>719</text:p>
          </table:table-cell>
          <table:table-cell table:style-name="ce15" office:value-type="string" calcext:value-type="string">
            <text:p>ClienteSI2017-master2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752" calcext:value-type="float">
            <text:p>752</text:p>
          </table:table-cell>
          <table:table-cell table:style-name="ce15" office:value-type="string" calcext:value-type="string">
            <text:p>ClienteV1Exercicios/app/src/main/java/app/projeto/clientev1exercicios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812" calcext:value-type="float">
            <text:p>812</text:p>
          </table:table-cell>
          <table:table-cell table:style-name="ce15" office:value-type="string" calcext:value-type="string">
            <text:p>ClienteP3.b/src/main/java/br/usjt/arqde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table:style-name="ce15" office:value-type="string" calcext:value-type="string">
            <text:p>ClienteReceptivoSky_2/src/java/dao/TipoOcorrenci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16" office:value-type="string" calcext:value-type="string">
            <text:p>lojamvn/models/estoquista/src/estoquistaPk/Estoquista.java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fornecedor/Estoquista.jav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lote/Lote.jav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materiaprima/MateriaPrima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ojamvn/src/test/java/net/mybluemix/parteg/produto/Produto.jav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vn/src/test/java/net/mybluemix/parteg/receita/Receita.java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float" office:value="879" calcext:value-type="float">
            <text:p>879</text:p>
          </table:table-cell>
          <table:table-cell table:style-name="ce15" office:value-type="string" calcext:value-type="string">
            <text:p>LojaJava/src/br/senac/rn/loja/model/Sex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01" calcext:value-type="float">
            <text:p>901</text:p>
          </table:table-cell>
          <table:table-cell table:style-name="ce16" office:value-type="string" calcext:value-type="string">
            <text:p>ClienteAdmin/build/web/bower_components/flot.tooltip/js/excanvas.min.j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build/web/bower_components/jquery/src/sizzle/dist/sizzle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.tooltip/js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Admin/web/bower_components/flot/excanvas.min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Admin/web/bower_components/jquery/src/sizzle/dist/sizzle.min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23" calcext:value-type="float">
            <text:p>923</text:p>
          </table:table-cell>
          <table:table-cell table:style-name="ce16" office:value-type="string" calcext:value-type="string">
            <text:p>LojaVirtual/LojaVirtual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table:style-name="ce15" office:value-type="string" calcext:value-type="string">
            <text:p>lojaVirtual/src/br/com/matosmelo/lojaVirtual/dao/Cliente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78" calcext:value-type="float">
            <text:p>978</text:p>
          </table:table-cell>
          <table:table-cell table:style-name="ce16" office:value-type="string" calcext:value-type="string">
            <text:p>ClienteSISVAN/build/deploy/resources/DB/SISVAN/seg0/c230.dat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eploy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ISVAN/build/dist/resources/GraficasJs/DB/SISVAN/seg0/c230.d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SISVAN/resources/DB/SISVAN/seg0/c230.da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table:style-name="ce16" office:value-type="string" calcext:value-type="string">
            <text:p>LojaMaio/java/persistencia/Cidade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Maio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Maio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aio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991" calcext:value-type="float">
            <text:p>991</text:p>
          </table:table-cell>
          <table:table-cell table:style-name="ce15" office:value-type="string" calcext:value-type="string">
            <text:p>cliente/Cliente/baseTipos/seg0/c230.da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table:style-name="ce15" office:value-type="string" calcext:value-type="string">
            <text:p>clienteafirma/afirma-ui-core-jse-keystores/src/main/java/es/gob/afirma/ui/core/jse/certificateselection/CertificateSelectionDialog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table:style-name="ce15" office:value-type="string" calcext:value-type="string">
            <text:p>ClienteP3/app/src/main/java/br/usjt/arqdsis/clientep3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16" office:value-type="string" calcext:value-type="string">
            <text:p>frente-loja/src/main/webapp/js/dataTables.min.js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frente-loja/src/main/webapp/js/jquery-2.1.1.min.js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31" calcext:value-type="float">
            <text:p>1031</text:p>
          </table:table-cell>
          <table:table-cell table:style-name="ce16" office:value-type="string" calcext:value-type="string">
            <text:p>loja/loja/src/main/webapp/doc/swagger-ui-bundle.js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bundle.js.ma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-standalone-preset.js.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/loja/src/main/webapp/doc/swagger-ui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/loja/src/main/webapp/doc/swagger-ui.js.map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65" calcext:value-type="float">
            <text:p>1065</text:p>
          </table:table-cell>
          <table:table-cell table:style-name="ce15" office:value-type="string" calcext:value-type="string">
            <text:p>ClienteSI2017-master/app/src/main/java/br/usjt/ftce/arqdesis/clientesi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76" calcext:value-type="float">
            <text:p>1076</text:p>
          </table:table-cell>
          <table:table-cell table:style-name="ce16" office:value-type="string" calcext:value-type="string">
            <text:p>LojaMobile-IonicSpring/AppMobileSpring/src/main/java/com/appmobilespring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Mobile-IonicSpring/AppMobileSpring/src/main/java/com/appmobilespring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86" calcext:value-type="float">
            <text:p>1086</text:p>
          </table:table-cell>
          <table:table-cell table:style-name="ce16" office:value-type="string" calcext:value-type="string">
            <text:p>LojaVirtual/src/main/java/persistencia/Cidade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Estado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Fabricante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/src/main/java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094" calcext:value-type="float">
            <text:p>1094</text:p>
          </table:table-cell>
          <table:table-cell table:style-name="ce16" office:value-type="string" calcext:value-type="string">
            <text:p>lojavirtual2/lojavirtual/src/main/java/org/lojavirtual/repository/Grup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2/lojavirtual/src/main/java/org/lojavirtual/repository/Produtoreposito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095" calcext:value-type="float">
            <text:p>1095</text:p>
          </table:table-cell>
          <table:table-cell table:style-name="ce16" office:value-type="string" calcext:value-type="string">
            <text:p>ClienteServidor_Trabalho3/CODIGO_PROJETO/mysql-connector-java-5.1.40/src/com/mysql/jdbc/DatabaseMetaData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jdbc/TestHABasic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Servidor_Trabalho3/CODIGO_PROJETO/mysql-connector-java-5.1.40/src/testsuite/fabric/TestDumpCommand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Servidor_Trabalho3/CODIGO_PROJETO/src/dao/Pessoa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098" calcext:value-type="float">
            <text:p>1098</text:p>
          </table:table-cell>
          <table:table-cell table:style-name="ce15" office:value-type="string" calcext:value-type="string">
            <text:p>LojaProduto/src/persistence/Categori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16" office:value-type="string" calcext:value-type="string">
            <text:p>ClienteConvertido/src/main/java/com/eng/renan/clienteconvertido/dao/Loj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ienteConvertido/src/main/java/com/eng/renan/clienteconvertido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lienteConvertido/src/main/java/com/eng/renan/clienteconvertido/dao/Vendedor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111" calcext:value-type="float">
            <text:p>1111</text:p>
          </table:table-cell>
          <table:table-cell table:style-name="ce15" office:value-type="string" calcext:value-type="string">
            <text:p>clienteafirma/afirma-core-keystores/src/main/java/es/gob/afirma/keystores/main/common/KeyStoreUtilities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16" calcext:value-type="float">
            <text:p>1116</text:p>
          </table:table-cell>
          <table:table-cell table:style-name="ce15" office:value-type="string" calcext:value-type="string">
            <text:p>LojaServico/src/main/java/persistencia/ProdutoDA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20" calcext:value-type="float">
            <text:p>1120</text:p>
          </table:table-cell>
          <table:table-cell table:style-name="ce15" office:value-type="string" calcext:value-type="string">
            <text:p>ClienteV1_SQLite-master/app/src/main/java/br/usjt/ftce/desmob/clientev1/model/Client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22" calcext:value-type="float">
            <text:p>1122</text:p>
          </table:table-cell>
          <table:table-cell table:style-name="ce16" office:value-type="string" calcext:value-type="string">
            <text:p>lojavirtual/src/main/webapp/resources/jquery/js/jquery-2.1.0.min.j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webapp/resources/jquery/js/jquery-ui-1.10.4.custom.min.js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156" calcext:value-type="float">
            <text:p>1156</text:p>
          </table:table-cell>
          <table:table-cell table:style-name="ce15" office:value-type="string" calcext:value-type="string">
            <text:p>LojaVendas/br/com/hitalo/connect/DBManager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168" calcext:value-type="float">
            <text:p>1168</text:p>
          </table:table-cell>
          <table:table-cell table:style-name="ce15" office:value-type="string" calcext:value-type="string">
            <text:p>Loja/loja/LinhaFactura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171" calcext:value-type="float">
            <text:p>1171</text:p>
          </table:table-cell>
          <table:table-cell table:style-name="ce16" office:value-type="string" calcext:value-type="string">
            <text:p>LojaVirtual/LojaVirtual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LojaVirtual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208" calcext:value-type="float">
            <text:p>1208</text:p>
          </table:table-cell>
          <table:table-cell table:style-name="ce15" office:value-type="string" calcext:value-type="string">
            <text:p>loja/loja/src/main/java/br/unibh/loja/rest/MemberResourceRESTService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18" calcext:value-type="float">
            <text:p>1218</text:p>
          </table:table-cell>
          <table:table-cell table:style-name="ce15" office:value-type="string" calcext:value-type="string">
            <text:p>muambyte/src/main/webapp/WEB-INF/resources/js/jquery-1.11.3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20" calcext:value-type="float">
            <text:p>1220</text:p>
          </table:table-cell>
          <table:table-cell table:style-name="ce16" office:value-type="string" calcext:value-type="string">
            <text:p>SystemManagerStore/Projetos/SystemManagerStoreDesktop/SistemManagerStoreDesktop/src/br/com/systemmanagerstore/DataAccess/Funcionari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Desktop/SistemManagerStoreDesktop/src/br/com/systemmanagerstore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Funcionari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stemManagerStore/Projetos/SystemManagerStoreWeb/SystemManagerStoreWeb/src/java/br/com/systemmanagerstore/DataAccess/Pessoa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ystemManagerStore/Projetos/SystemManagerStoreWeb/SystemManagerStoreWeb/src/java/br/com/systemmanagerstore/DataAccess/Produto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29" calcext:value-type="float">
            <text:p>1229</text:p>
          </table:table-cell>
          <table:table-cell table:style-name="ce15" office:value-type="string" calcext:value-type="string">
            <text:p>LojaVirtual/src/main/webapp/javascripts/jquery-1.3.2.min.js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36" calcext:value-type="float">
            <text:p>1236</text:p>
          </table:table-cell>
          <table:table-cell table:style-name="ce16" office:value-type="string" calcext:value-type="string">
            <text:p>Caixa-Loja/CaixaLoja/src/relatorios/RelatorioClientes1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ClientesQuita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relatorios/Relatorio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adastroProdut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ContasReceb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aixa-Loja/CaixaLoja/src/TelasSistema/SelecionarContasDat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Caixa-Loja/CaixaLoja/src/TelasSistema/VendasCredi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56" calcext:value-type="float">
            <text:p>1256</text:p>
          </table:table-cell>
          <table:table-cell table:style-name="ce15" office:value-type="string" calcext:value-type="string">
            <text:p>loja-repository/loja/src/br/com/guacom/modelo/loja/Produt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60" calcext:value-type="float">
            <text:p>1260</text:p>
          </table:table-cell>
          <table:table-cell table:style-name="ce16" office:value-type="string" calcext:value-type="string">
            <text:p>Loja-Virtual-Trator/tratorweb/src/main/java/com/agrofauna/tratorweb/model/ClienteCultura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lienteProdut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Cultur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-Trator/tratorweb/src/main/java/com/agrofauna/tratorweb/model/Fabrica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-Trator/tratorweb/src/main/java/com/agrofauna/tratorweb/model/Produt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63" calcext:value-type="float">
            <text:p>1263</text:p>
          </table:table-cell>
          <table:table-cell table:style-name="ce16" office:value-type="string" calcext:value-type="string">
            <text:p>LojaDeBebidas/LojaDeBebidas/res/hsqldb/src/org/hsqldb/test/TestSubselect.java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DeBebidas/LojaDeBebidas/res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Bebidas/LojaDeBebidas/res/hsqldb/testrun/hsqldb/TestSelfSubselects.tx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66" calcext:value-type="float">
            <text:p>1266</text:p>
          </table:table-cell>
          <table:table-cell table:style-name="ce16" office:value-type="string" calcext:value-type="string">
            <text:p>Loja-online/B/h2/docs/html/advanced.htm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docs/html/index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docs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html/roadmap.ht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en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/_docs_ja.utf8.tx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docsrc/textbase/_docs_en.propert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mvstore/type/ObjectDataTyp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result/SortOrde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table/MetaT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main/org/h2/value/Value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ase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Clus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Inde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Optimization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Sequenc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db/TestView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jdbc/TestJavaObjec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aggregate/median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numeric/abs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functions/system/table.sq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cripts/testScript.sq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erver/TestIni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tore/TestMVTableEngin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est/org/h2/test/synth/TestCrashAPI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BuildBas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doclet/Doclet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build/indexer/Index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online/B/h2/src/tools/org/h2/jaqu/TableInspecto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online/B/h2/src/tools/org/h2/java/JavaParse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69" calcext:value-type="float">
            <text:p>1269</text:p>
          </table:table-cell>
          <table:table-cell table:style-name="ce15" office:value-type="string" calcext:value-type="string">
            <text:p>lojaonline/app/src/main/java/com/android/lojaonline/basededados/ProdutosDB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73" calcext:value-type="float">
            <text:p>1273</text:p>
          </table:table-cell>
          <table:table-cell table:style-name="ce15" office:value-type="string" calcext:value-type="string">
            <text:p>Sistema-Loja/src/cadProduto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275" calcext:value-type="float">
            <text:p>1275</text:p>
          </table:table-cell>
          <table:table-cell table:style-name="ce16" office:value-type="string" calcext:value-type="string">
            <text:p>LojaVirtual-Projeto-Integrador/LojaVirtual/src/main/java/br/com/lojavirtual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-Projeto-Integrador/LojaVirtual/src/main/java/br/com/lojavirtual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295" calcext:value-type="float">
            <text:p>1295</text:p>
          </table:table-cell>
          <table:table-cell table:style-name="ce16" office:value-type="string" calcext:value-type="string">
            <text:p>Sistema-loja/src/SQL/comandosLoja.sq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stema-loja/src/visao/JFQuery.fo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istema-loja/src/visao/JFQuery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296" calcext:value-type="float">
            <text:p>1296</text:p>
          </table:table-cell>
          <table:table-cell table:style-name="ce15" office:value-type="string" calcext:value-type="string">
            <text:p>loja2_novo/src/java/dao/Produto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02" calcext:value-type="float">
            <text:p>1302</text:p>
          </table:table-cell>
          <table:table-cell table:style-name="ce16" office:value-type="string" calcext:value-type="string">
            <text:p>loja-virtual/.git/index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index-all.htm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apidocs/org/hsqldb/jdbc/JDBCDatabaseMetaData.htm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doc/odbc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LikePredicateOptimizations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src/org/hsqldb/test/TestSubselect.jav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.tx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-virtual/hsqldb-2.4.0/hsqldb/testrun/hsqldb/TestSelfGroupBy.tx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hsqldb-2.4.0/hsqldb/testrun/hsqldb/TestSelfSubselects.txt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11" calcext:value-type="float">
            <text:p>1311</text:p>
          </table:table-cell>
          <table:table-cell table:style-name="ce16" office:value-type="string" calcext:value-type="string">
            <text:p>projeto-puc-lojaDropshipping/src/main/java/com/nelioalves/cursomc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-puc-lojaDropshipping/src/main/java/com/nelioalves/cursomc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15" calcext:value-type="float">
            <text:p>1315</text:p>
          </table:table-cell>
          <table:table-cell table:style-name="ce15" office:value-type="string" calcext:value-type="string">
            <text:p>Loja_EJB/Loja-WEB/web/resources/js/jquery-1.6.1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24" calcext:value-type="float">
            <text:p>1324</text:p>
          </table:table-cell>
          <table:table-cell table:style-name="ce16" office:value-type="string" calcext:value-type="string">
            <text:p>Projeto-loja/Projeto-loja/src/br/com/projetoloja/administrador/RepositorioAdministradorBDR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-loja/Projeto-loja/src/br/com/projetoloja/cliente/RepositorioClienteBDR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-loja/Projeto-loja/src/br/com/projetoloja/produto/RepositorioProdutoBD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26" calcext:value-type="float">
            <text:p>1326</text:p>
          </table:table-cell>
          <table:table-cell table:style-name="ce16" office:value-type="string" calcext:value-type="string">
            <text:p>Java-LojaBackend/src/main/java/jdc/loja/repositories/Cidade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LojaBackend/src/main/java/jdc/loja/repositories/Estad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Java-LojaBackend/src/main/java/jdc/loja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27" calcext:value-type="float">
            <text:p>1327</text:p>
          </table:table-cell>
          <table:table-cell table:style-name="ce15" office:value-type="string" calcext:value-type="string">
            <text:p>LojaVirtual3/src/main/java/persistencia/Pessoa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28" calcext:value-type="float">
            <text:p>1328</text:p>
          </table:table-cell>
          <table:table-cell table:style-name="ce16" office:value-type="string" calcext:value-type="string">
            <text:p>VirtualStorePI5/LojaVirtual/src/main/java/br/com/virtual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VirtualStorePI5/LojaVirtual/src/main/java/br/com/virtual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332" calcext:value-type="float">
            <text:p>1332</text:p>
          </table:table-cell>
          <table:table-cell table:style-name="ce15" office:value-type="string" calcext:value-type="string">
            <text:p>jornada-loja-virtual/WebContent/resources/js/jquery-1.11.3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36" calcext:value-type="float">
            <text:p>1336</text:p>
          </table:table-cell>
          <table:table-cell table:style-name="ce16" office:value-type="string" calcext:value-type="string">
            <text:p>safetycar/src/br/com/safetycar/dao/impl/ClienteFornecedorDAOImpl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FornecedorDespes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Grup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Marca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Pagina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Usuari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dao/impl/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Grup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modelos/Pagina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Fil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paginacao/Parametr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ComissaoVendedor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GastosVeicul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fetycar/src/br/com/safetycar/relatorios/dao/Impl/RelatorioVeiculosVendidosDAO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safetycar/WebContent/resources/jquery/js/jquery-1.7.2.j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357" calcext:value-type="float">
            <text:p>1357</text:p>
          </table:table-cell>
          <table:table-cell table:style-name="ce15" office:value-type="string" calcext:value-type="string">
            <text:p>loja-virtual/src/br/com/alura/javaEJdbcTrabalhandoComBancoDeDadosDAO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364" calcext:value-type="float">
            <text:p>1364</text:p>
          </table:table-cell>
          <table:table-cell table:style-name="ce16" office:value-type="string" calcext:value-type="string">
            <text:p>pi_pf/pi_pf/src/main/java/pi_pf/persistencia/Cidade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Estad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i_pf/pi_pf/src/main/java/pi_pf/persistencia/PessoaDAO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i_pf/pi_pf/src/main/java/pi_pf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365" calcext:value-type="float">
            <text:p>1365</text:p>
          </table:table-cell>
          <table:table-cell table:style-name="ce16" office:value-type="string" calcext:value-type="string">
            <text:p>loja-informatica/loja/src/main/resource/sql/postgresql-select-tables-schema.sql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backbone.js/backbon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-informatica/src/main/webapp/js/libs/underscore.js/underscore-min.j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informatica/src/main/webapp/js/libs/underscore.js/underscore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67" calcext:value-type="float">
            <text:p>1367</text:p>
          </table:table-cell>
          <table:table-cell table:style-name="ce15" office:value-type="string" calcext:value-type="string">
            <text:p>lojaonline/web/js/jquery-3.1.0.min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69" calcext:value-type="float">
            <text:p>1369</text:p>
          </table:table-cell>
          <table:table-cell table:style-name="ce16" office:value-type="string" calcext:value-type="string">
            <text:p>LojaVirtual_JPA_EJB/LojaVirtual/lojavirtual-ejb/src/java/br/edu/fasa/LojaVirtual/dataAccess/Cliente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ojaVirtual_JPA_EJB/LojaVirtual/lojavirtual-ejb/src/java/br/edu/fasa/LojaVirtual/dataAccess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_JPA_EJB/LojaVirtual/lojavirtual-ejb/src/java/br/edu/fasa/LojaVirtual/dataAccess/Vend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table:style-name="ce15" office:value-type="string" calcext:value-type="string">
            <text:p>LojaDeInstrumentosMusicais/MadeInAstecProjeto/src/main/webapp/js/jquery-2.0.1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394" calcext:value-type="float">
            <text:p>1394</text:p>
          </table:table-cell>
          <table:table-cell table:style-name="ce15" office:value-type="string" calcext:value-type="string">
            <text:p>loja-virtual/gwtprojeto/gwt-unitCache/gwt-unitCache-0000013851EB043F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399" calcext:value-type="float">
            <text:p>1399</text:p>
          </table:table-cell>
          <table:table-cell table:style-name="ce15" office:value-type="string" calcext:value-type="string">
            <text:p>lojaweb/src/java/rc/unesp/br/lcp/dao/IEntity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411" calcext:value-type="float">
            <text:p>1411</text:p>
          </table:table-cell>
          <table:table-cell table:style-name="ce15" office:value-type="string" calcext:value-type="string">
            <text:p>LojaDaCuriosa/src/main/webapp/resources/js/jquery-3.2.1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432" calcext:value-type="float">
            <text:p>1432</text:p>
          </table:table-cell>
          <table:table-cell table:style-name="ce16" office:value-type="string" calcext:value-type="string">
            <text:p>LojaDeRoupa/tela/src/Mock/mockProdut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Roupa/tela/src/tela/TelaCliente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434" calcext:value-type="float">
            <text:p>1434</text:p>
          </table:table-cell>
          <table:table-cell table:style-name="ce16" office:value-type="string" calcext:value-type="string">
            <text:p>loja_ionic/src/main/java/br/com/lojaudemy/lojabackend/repository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_ionic/src/main/java/br/com/lojaudemy/lojabackend/service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480" calcext:value-type="float">
            <text:p>1480</text:p>
          </table:table-cell>
          <table:table-cell table:style-name="ce16" office:value-type="string" calcext:value-type="string">
            <text:p>projetoLoja/TrabalhoLoja/src/visao/CadCidade.java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liente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Compra.ja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.jav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LojaProduto.jav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Compra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CadProduto.ja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Clien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/TrabalhoLoja/src/visao/TelaBuscaLoja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/TrabalhoLoja/src/visao/TelaBuscaProdut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table:style-name="ce15" office:value-type="string" calcext:value-type="string">
            <text:p>loja-struts.netbeans/src/java/com/unasp/forms/Produt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513" calcext:value-type="float">
            <text:p>1513</text:p>
          </table:table-cell>
          <table:table-cell table:style-name="ce16" office:value-type="string" calcext:value-type="string">
            <text:p>loja-virtual/src/main/java/com/guilherme/lojavirtual/repositories/EstadoRepository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src/main/java/com/guilherme/lojavirtual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61" calcext:value-type="float">
            <text:p>1561</text:p>
          </table:table-cell>
          <table:table-cell table:style-name="ce15" office:value-type="string" calcext:value-type="string">
            <text:p>LojaVirtualPet/LojaVirtualPet/src/main/java/persistencia/ProdutoDAO.java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564" calcext:value-type="float">
            <text:p>1564</text:p>
          </table:table-cell>
          <table:table-cell table:style-name="ce16" office:value-type="string" calcext:value-type="string">
            <text:p>Loja_J/src/loja/j/ComparadorClientePorNome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_J/src/loja/j/ComparadorProdutoPorNom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_J/src/loja/j/Produt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576" calcext:value-type="float">
            <text:p>1576</text:p>
          </table:table-cell>
          <table:table-cell table:style-name="ce15" office:value-type="string" calcext:value-type="string">
            <text:p>loja-virtual/src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09" calcext:value-type="float">
            <text:p>1609</text:p>
          </table:table-cell>
          <table:table-cell table:style-name="ce16" office:value-type="string" calcext:value-type="string">
            <text:p>Loja-Virtual/src/main/java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-Virtual/src/main/java/persistencia/Produto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13" calcext:value-type="float">
            <text:p>1613</text:p>
          </table:table-cell>
          <table:table-cell table:style-name="ce16" office:value-type="string" calcext:value-type="string">
            <text:p>ProjetoLojaInformatica/src/br/com/choice/projetolojainformatica/dao/Funcionario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ojetoLojaInformatica/src/br/com/choice/projetolojainformatica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Informatica/src/br/com/choice/projetolojainformatica/dao/VendaDA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16" office:value-type="string" calcext:value-type="string">
            <text:p>ProjetoLoja/src/main/java/persistencia/PessoaDAO.java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ProjetoLoja/src/main/java/persistencia/ProdutoDAO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float" office:value="1617" calcext:value-type="float">
            <text:p>1617</text:p>
          </table:table-cell>
          <table:table-cell table:style-name="ce15" office:value-type="string" calcext:value-type="string">
            <text:p>APD3_Loja/src/main/webapp/js/jquery-2.0.0.min.js</text:p>
          </table:table-cell>
          <table:table-cell table:style-name="ce20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634" calcext:value-type="float">
            <text:p>1634</text:p>
          </table:table-cell>
          <table:table-cell table:style-name="ce16" office:value-type="string" calcext:value-type="string">
            <text:p>lojavirtual/src/main/java/br/com/rafaelporreca/lojavirtual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virtual/src/main/java/br/com/rafaelporreca/lojavirtual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49" calcext:value-type="float">
            <text:p>1649</text:p>
          </table:table-cell>
          <table:table-cell table:style-name="ce15" office:value-type="string" calcext:value-type="string">
            <text:p>loja-virtual/src/br/com/dev/jdbc/dao/CategoriasDAO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51" calcext:value-type="float">
            <text:p>1651</text:p>
          </table:table-cell>
          <table:table-cell table:style-name="ce16" office:value-type="string" calcext:value-type="string">
            <text:p>LojaDeApps/src/br/ufla/dcc/ppoo/screens/TelaListarTodosApps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Apps/src/br/ufla/dcc/ppoo/users/Usu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56" calcext:value-type="float">
            <text:p>1656</text:p>
          </table:table-cell>
          <table:table-cell table:style-name="ce15" office:value-type="string" calcext:value-type="string">
            <text:p>Projeto-Integragor-II-LojaDeGames/LojaDeGames/jdbc_lojaGames/seg0/c230.dat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58" calcext:value-type="float">
            <text:p>1658</text:p>
          </table:table-cell>
          <table:table-cell table:style-name="ce16" office:value-type="string" calcext:value-type="string">
            <text:p>lojadeconstrucao/dashboard/resources/js/jquery-2.1.1.min.js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deconstrucao/dashboard/resources/js/ui-bootstrap-tpls-0.13.1.min.j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662" calcext:value-type="float">
            <text:p>1662</text:p>
          </table:table-cell>
          <table:table-cell table:style-name="ce16" office:value-type="string" calcext:value-type="string">
            <text:p>java-music-shop/src/br/com/people/musicshop/dao/Categori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Cliente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dao/ProdutoDAO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ava-music-shop/src/br/com/people/musicshop/test/TestarListarTodo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java-music-shop/src/br/com/people/musicshop/test/TestarPesquisar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table:style-name="ce15" office:value-type="string" calcext:value-type="string">
            <text:p>LojaValidacaoIFRS/src/testes/LojaMain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04" calcext:value-type="float">
            <text:p>1704</text:p>
          </table:table-cell>
          <table:table-cell table:style-name="ce16" office:value-type="string" calcext:value-type="string">
            <text:p>osinformatica/project_osinfoX/banco_de_dados/banco_infox.sql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osinformatica/project_osinfoX/reports/clientes.jasper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748" calcext:value-type="float">
            <text:p>1748</text:p>
          </table:table-cell>
          <table:table-cell table:style-name="ce16" office:value-type="string" calcext:value-type="string">
            <text:p>lojaServicoSenac/src/persistencia/PessoaDAO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jaServicoSenac/src/persistencia/ProdutoDAO.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ervicoSenac/src/persistencia/ServicoDAO.java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table:style-name="ce15" office:value-type="string" calcext:value-type="string">
            <text:p>20161-LojaOnLine/src/br/javaweb/util/ComparadorProduto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753" calcext:value-type="float">
            <text:p>1753</text:p>
          </table:table-cell>
          <table:table-cell table:style-name="ce15" office:value-type="string" calcext:value-type="string">
            <text:p>loja-movel/target/cucumber-report/jquery-1.8.2.min.js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table:style-name="ce15" office:value-type="string" calcext:value-type="string">
            <text:p>loja_virtual/WebContent/resources/js/jquery-latest.js</text:p>
          </table:table-cell>
          <table:table-cell table:style-name="ce20"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float" office:value="1801" calcext:value-type="float">
            <text:p>1801</text:p>
          </table:table-cell>
          <table:table-cell table:style-name="ce15" office:value-type="string" calcext:value-type="string">
            <text:p>Loja_De_Leiloes/Loja_De_Leiloes/src/java/Bean/UserController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12" calcext:value-type="float">
            <text:p>1812</text:p>
          </table:table-cell>
          <table:table-cell table:style-name="ce16" office:value-type="string" calcext:value-type="string">
            <text:p>lojas-online-backend/src/main/java/com/nelioalves/cursomc/repositories/EstadoRepository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s-online-backend/src/main/java/com/nelioalves/cursomc/services/EstadoService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17" calcext:value-type="float">
            <text:p>1817</text:p>
          </table:table-cell>
          <table:table-cell table:style-name="ce15" office:value-type="string" calcext:value-type="string">
            <text:p>ANPR-Loja/src/net/sourceforge/vietocr/PdfUtilities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1827" calcext:value-type="float">
            <text:p>1827</text:p>
          </table:table-cell>
          <table:table-cell table:style-name="ce15" office:value-type="string" calcext:value-type="string">
            <text:p>projeto_fino_brecho/src/br/arthur/entities/Marca.jav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830" calcext:value-type="float">
            <text:p>1830</text:p>
          </table:table-cell>
          <table:table-cell table:style-name="ce16" office:value-type="string" calcext:value-type="string">
            <text:p>lojagames/src/main/java/br/senac/tads4/piiv/controller/SiteController.java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jagames/src/main/java/br/senac/tads4/piiv/repository/JogoReposi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lojagames/src/main/java/br/senac/tads4/piiv/repository/ProdutoRepository.java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837" calcext:value-type="float">
            <text:p>1837</text:p>
          </table:table-cell>
          <table:table-cell table:style-name="ce16" office:value-type="string" calcext:value-type="string">
            <text:p>gestorloja/src/main/java/br/com/marcospcruz/gestorloja/model/Fabricante.java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estorloja/src/main/java/br/com/marcospcruz/gestorloja/model/ItemEstoque.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2"/>
          <table:table-cell table:style-name="ce18" office:value-type="string" calcext:value-type="string">
            <text:p>gestorloja/src/main/java/br/com/marcospcruz/gestorloja/model/PerfilUsuario.java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otal Resultado</text:p>
          </table:table-cell>
          <table:table-cell table:style-name="ce19"/>
          <table:table-cell table:style-name="ce10" office:value-type="float" office:value="557" calcext:value-type="float">
            <text:p>557</text:p>
          </table:table-cell>
        </table:table-row>
      </table:table>
      <table:table table:name="Planilha4" table:style-name="ta1">
        <table:table-column table:style-name="co16" table:default-cell-style-name="ce22"/>
        <table:table-column table:style-name="co16" table:default-cell-style-name="ce24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16" table:default-cell-style-name="ce26"/>
        <table:table-row table:style-name="ro1">
          <table:table-cell table:style-name="ce21" office:value-type="string" calcext:value-type="string">
            <text:p>N°</text:p>
          </table:table-cell>
          <table:table-cell table:style-name="ce33" office:value-type="string" calcext:value-type="string">
            <text:p>Caminho</text:p>
          </table:table-cell>
          <table:table-cell table:style-name="ce55" office:value-type="string" calcext:value-type="string">
            <text:p>Ordena Nomes?</text:p>
          </table:table-cell>
          <table:table-cell table:style-name="ce55" office:value-type="string" calcext:value-type="string">
            <text:p>Ação Pós-Seleção?</text:p>
          </table:table-cell>
          <table:table-cell table:style-name="ce55" office:value-type="string" calcext:value-type="string">
            <text:p>Descrição</text:p>
          </table:table-cell>
          <table:table-cell table:style-name="ce55" office:value-type="string" calcext:value-type="string">
            <text:p>Código</text:p>
          </table:table-cell>
          <table:table-cell table:style-name="ce55" office:value-type="string" calcext:value-type="string">
            <text:p>Código2</text:p>
          </table:table-cell>
          <table:table-cell table:style-name="ce55" office:value-type="string" calcext:value-type="string">
            <text:p>Código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sql.append("select c from ClienteEntity as c order by c.nome ");</text:p>
          </table:table-cell>
          <table:table-cell table:number-columns-repeated="2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formula="of:=COM.MICROSOFT.CONCAT(&quot;Projeto_&quot;;[.A3])" office:value-type="string" office:string-value="Projeto_14" calcext:value-type="string">
            <text:p>Projeto_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COM.MICROSOFT.CONCAT(&quot;Projeto_&quot;;[.A4])" office:value-type="string" office:string-value="Projeto_18" calcext:value-type="string">
            <text:p>Projeto_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formula="of:=COM.MICROSOFT.CONCAT(&quot;Projeto_&quot;;[.A5])" office:value-type="string" office:string-value="Projeto_44" calcext:value-type="string">
            <text:p>Projeto_4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COM.MICROSOFT.CONCAT(&quot;Projeto_&quot;;[.A6])" office:value-type="string" office:string-value="Projeto_68" calcext:value-type="string">
            <text:p>Projeto_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formula="of:=COM.MICROSOFT.CONCAT(&quot;Projeto_&quot;;[.A7])" office:value-type="string" office:string-value="Projeto_106" calcext:value-type="string">
            <text:p>Projeto_10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formula="of:=COM.MICROSOFT.CONCAT(&quot;Projeto_&quot;;[.A8])" office:value-type="string" office:string-value="Projeto_165" calcext:value-type="string">
            <text:p>Projeto_16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formula="of:=COM.MICROSOFT.CONCAT(&quot;Projeto_&quot;;[.A9])" office:value-type="string" office:string-value="Projeto_166" calcext:value-type="string">
            <text:p>Projeto_1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table:formula="of:=COM.MICROSOFT.CONCAT(&quot;Projeto_&quot;;[.A10])" office:value-type="string" office:string-value="Projeto_175" calcext:value-type="string">
            <text:p>Projeto_17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formula="of:=COM.MICROSOFT.CONCAT(&quot;Projeto_&quot;;[.A11])" office:value-type="string" office:string-value="Projeto_192" calcext:value-type="string">
            <text:p>Projeto_19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table:formula="of:=COM.MICROSOFT.CONCAT(&quot;Projeto_&quot;;[.A12])" office:value-type="string" office:string-value="Projeto_224" calcext:value-type="string">
            <text:p>Projeto_2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table:formula="of:=COM.MICROSOFT.CONCAT(&quot;Projeto_&quot;;[.A13])" office:value-type="string" office:string-value="Projeto_233" calcext:value-type="string">
            <text:p>Projeto_2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formula="of:=COM.MICROSOFT.CONCAT(&quot;Projeto_&quot;;[.A14])" office:value-type="string" office:string-value="Projeto_266" calcext:value-type="string">
            <text:p>Projeto_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formula="of:=COM.MICROSOFT.CONCAT(&quot;Projeto_&quot;;[.A15])" office:value-type="string" office:string-value="Projeto_269" calcext:value-type="string">
            <text:p>Projeto_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table:formula="of:=COM.MICROSOFT.CONCAT(&quot;Projeto_&quot;;[.A16])" office:value-type="string" office:string-value="Projeto_298" calcext:value-type="string">
            <text:p>Projeto_2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formula="of:=COM.MICROSOFT.CONCAT(&quot;Projeto_&quot;;[.A17])" office:value-type="string" office:string-value="Projeto_308" calcext:value-type="string">
            <text:p>Projeto_30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table:formula="of:=COM.MICROSOFT.CONCAT(&quot;Projeto_&quot;;[.A18])" office:value-type="string" office:string-value="Projeto_314" calcext:value-type="string">
            <text:p>Projeto_31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table:formula="of:=COM.MICROSOFT.CONCAT(&quot;Projeto_&quot;;[.A19])" office:value-type="string" office:string-value="Projeto_339" calcext:value-type="string">
            <text:p>Projeto_33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table:formula="of:=COM.MICROSOFT.CONCAT(&quot;Projeto_&quot;;[.A20])" office:value-type="string" office:string-value="Projeto_362" calcext:value-type="string">
            <text:p>Projeto_3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table:formula="of:=COM.MICROSOFT.CONCAT(&quot;Projeto_&quot;;[.A21])" office:value-type="string" office:string-value="Projeto_420" calcext:value-type="string">
            <text:p>Projeto_42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table:formula="of:=COM.MICROSOFT.CONCAT(&quot;Projeto_&quot;;[.A22])" office:value-type="string" office:string-value="Projeto_436" calcext:value-type="string">
            <text:p>Projeto_4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table:formula="of:=COM.MICROSOFT.CONCAT(&quot;Projeto_&quot;;[.A23])" office:value-type="string" office:string-value="Projeto_581" calcext:value-type="string">
            <text:p>Projeto_5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24])" office:value-type="string" office:string-value="Projeto_587" calcext:value-type="string">
            <text:p>Projeto_587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table:formula="of:=COM.MICROSOFT.CONCAT(&quot;Projeto_&quot;;[.A25])" office:value-type="string" office:string-value="Projeto_589" calcext:value-type="string">
            <text:p>Projeto_58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table:formula="of:=COM.MICROSOFT.CONCAT(&quot;Projeto_&quot;;[.A26])" office:value-type="string" office:string-value="Projeto_611" calcext:value-type="string">
            <text:p>Projeto_6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COM.MICROSOFT.CONCAT(&quot;Projeto_&quot;;[.A27])" office:value-type="string" office:string-value="Projeto_630" calcext:value-type="string">
            <text:p>Projeto_630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table:formula="of:=COM.MICROSOFT.CONCAT(&quot;Projeto_&quot;;[.A28])" office:value-type="string" office:string-value="Projeto_636" calcext:value-type="string">
            <text:p>Projeto_63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662" calcext:value-type="float">
            <text:p>662</text:p>
          </table:table-cell>
          <table:table-cell table:formula="of:=COM.MICROSOFT.CONCAT(&quot;Projeto_&quot;;[.A29])" office:value-type="string" office:string-value="Projeto_662" calcext:value-type="string">
            <text:p>Projeto_66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687" calcext:value-type="float">
            <text:p>687</text:p>
          </table:table-cell>
          <table:table-cell table:formula="of:=COM.MICROSOFT.CONCAT(&quot;Projeto_&quot;;[.A30])" office:value-type="string" office:string-value="Projeto_687" calcext:value-type="string">
            <text:p>Projeto_6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715" calcext:value-type="float">
            <text:p>715</text:p>
          </table:table-cell>
          <table:table-cell table:formula="of:=COM.MICROSOFT.CONCAT(&quot;Projeto_&quot;;[.A31])" office:value-type="string" office:string-value="Projeto_715" calcext:value-type="string">
            <text:p>Projeto_7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table:formula="of:=COM.MICROSOFT.CONCAT(&quot;Projeto_&quot;;[.A32])" office:value-type="string" office:string-value="Projeto_719" calcext:value-type="string">
            <text:p>Projeto_7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752" calcext:value-type="float">
            <text:p>752</text:p>
          </table:table-cell>
          <table:table-cell table:formula="of:=COM.MICROSOFT.CONCAT(&quot;Projeto_&quot;;[.A33])" office:value-type="string" office:string-value="Projeto_752" calcext:value-type="string">
            <text:p>Projeto_75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table:formula="of:=COM.MICROSOFT.CONCAT(&quot;Projeto_&quot;;[.A34])" office:value-type="string" office:string-value="Projeto_812" calcext:value-type="string">
            <text:p>Projeto_81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table:formula="of:=COM.MICROSOFT.CONCAT(&quot;Projeto_&quot;;[.A35])" office:value-type="string" office:string-value="Projeto_846" calcext:value-type="string">
            <text:p>Projeto_84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table:formula="of:=COM.MICROSOFT.CONCAT(&quot;Projeto_&quot;;[.A36])" office:value-type="string" office:string-value="Projeto_847" calcext:value-type="string">
            <text:p>Projeto_847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 table:visibility="filter">
          <table:table-cell office:value-type="float" office:value="879" calcext:value-type="float">
            <text:p>879</text:p>
          </table:table-cell>
          <table:table-cell table:formula="of:=COM.MICROSOFT.CONCAT(&quot;Projeto_&quot;;[.A37])" office:value-type="string" office:string-value="Projeto_879" calcext:value-type="string">
            <text:p>Projeto_87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table:formula="of:=COM.MICROSOFT.CONCAT(&quot;Projeto_&quot;;[.A38])" office:value-type="string" office:string-value="Projeto_901" calcext:value-type="string">
            <text:p>Projeto_90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table:formula="of:=COM.MICROSOFT.CONCAT(&quot;Projeto_&quot;;[.A39])" office:value-type="string" office:string-value="Projeto_923" calcext:value-type="string">
            <text:p>Projeto_92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949" calcext:value-type="float">
            <text:p>949</text:p>
          </table:table-cell>
          <table:table-cell table:formula="of:=COM.MICROSOFT.CONCAT(&quot;Projeto_&quot;;[.A40])" office:value-type="string" office:string-value="Projeto_949" calcext:value-type="string">
            <text:p>Projeto_9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table:formula="of:=COM.MICROSOFT.CONCAT(&quot;Projeto_&quot;;[.A41])" office:value-type="string" office:string-value="Projeto_978" calcext:value-type="string">
            <text:p>Projeto_97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987" calcext:value-type="float">
            <text:p>987</text:p>
          </table:table-cell>
          <table:table-cell table:formula="of:=COM.MICROSOFT.CONCAT(&quot;Projeto_&quot;;[.A42])" office:value-type="string" office:string-value="Projeto_987" calcext:value-type="string">
            <text:p>Projeto_9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991" calcext:value-type="float">
            <text:p>991</text:p>
          </table:table-cell>
          <table:table-cell table:formula="of:=COM.MICROSOFT.CONCAT(&quot;Projeto_&quot;;[.A43])" office:value-type="string" office:string-value="Projeto_991" calcext:value-type="string">
            <text:p>Projeto_99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table:formula="of:=COM.MICROSOFT.CONCAT(&quot;Projeto_&quot;;[.A44])" office:value-type="string" office:string-value="Projeto_1004" calcext:value-type="string">
            <text:p>Projeto_100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table:formula="of:=COM.MICROSOFT.CONCAT(&quot;Projeto_&quot;;[.A45])" office:value-type="string" office:string-value="Projeto_1007" calcext:value-type="string">
            <text:p>Projeto_100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table:formula="of:=COM.MICROSOFT.CONCAT(&quot;Projeto_&quot;;[.A46])" office:value-type="string" office:string-value="Projeto_1015" calcext:value-type="string">
            <text:p>Projeto_10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table:formula="of:=COM.MICROSOFT.CONCAT(&quot;Projeto_&quot;;[.A47])" office:value-type="string" office:string-value="Projeto_1031" calcext:value-type="string">
            <text:p>Projeto_103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3">
          <table:table-cell office:value-type="float" office:value="1065" calcext:value-type="float">
            <text:p>1065</text:p>
          </table:table-cell>
          <table:table-cell table:formula="of:=COM.MICROSOFT.CONCAT(&quot;Projeto_&quot;;[.A48])" office:value-type="string" office:string-value="Projeto_1065" calcext:value-type="string">
            <text:p>Projeto_1065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table:formula="of:=COM.MICROSOFT.CONCAT(&quot;Projeto_&quot;;[.A49])" office:value-type="string" office:string-value="Projeto_1076" calcext:value-type="string">
            <text:p>Projeto_107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4">
          <table:table-cell office:value-type="float" office:value="1086" calcext:value-type="float">
            <text:p>1086</text:p>
          </table:table-cell>
          <table:table-cell table:formula="of:=COM.MICROSOFT.CONCAT(&quot;Projeto_&quot;;[.A50])" office:value-type="string" office:string-value="Projeto_1086" calcext:value-type="string">
            <text:p>Projeto_1086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/>
        </table:table-row>
        <table:table-row table:style-name="ro1" table:visibility="filter">
          <table:table-cell office:value-type="float" office:value="1094" calcext:value-type="float">
            <text:p>1094</text:p>
          </table:table-cell>
          <table:table-cell table:formula="of:=COM.MICROSOFT.CONCAT(&quot;Projeto_&quot;;[.A51])" office:value-type="string" office:string-value="Projeto_1094" calcext:value-type="string">
            <text:p>Projeto_109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95" calcext:value-type="float">
            <text:p>1095</text:p>
          </table:table-cell>
          <table:table-cell table:formula="of:=COM.MICROSOFT.CONCAT(&quot;Projeto_&quot;;[.A52])" office:value-type="string" office:string-value="Projeto_1095" calcext:value-type="string">
            <text:p>Projeto_10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098" calcext:value-type="float">
            <text:p>1098</text:p>
          </table:table-cell>
          <table:table-cell table:formula="of:=COM.MICROSOFT.CONCAT(&quot;Projeto_&quot;;[.A53])" office:value-type="string" office:string-value="Projeto_1098" calcext:value-type="string">
            <text:p>Projeto_109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00" calcext:value-type="float">
            <text:p>1100</text:p>
          </table:table-cell>
          <table:table-cell table:formula="of:=COM.MICROSOFT.CONCAT(&quot;Projeto_&quot;;[.A54])" office:value-type="string" office:string-value="Projeto_1100" calcext:value-type="string">
            <text:p>Projeto_110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11" calcext:value-type="float">
            <text:p>1111</text:p>
          </table:table-cell>
          <table:table-cell table:formula="of:=COM.MICROSOFT.CONCAT(&quot;Projeto_&quot;;[.A55])" office:value-type="string" office:string-value="Projeto_1111" calcext:value-type="string">
            <text:p>Projeto_11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table:formula="of:=COM.MICROSOFT.CONCAT(&quot;Projeto_&quot;;[.A56])" office:value-type="string" office:string-value="Projeto_1116" calcext:value-type="string">
            <text:p>Projeto_111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20" calcext:value-type="float">
            <text:p>1120</text:p>
          </table:table-cell>
          <table:table-cell table:formula="of:=COM.MICROSOFT.CONCAT(&quot;Projeto_&quot;;[.A57])" office:value-type="string" office:string-value="Projeto_1120" calcext:value-type="string">
            <text:p>Projeto_11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22" calcext:value-type="float">
            <text:p>1122</text:p>
          </table:table-cell>
          <table:table-cell table:formula="of:=COM.MICROSOFT.CONCAT(&quot;Projeto_&quot;;[.A58])" office:value-type="string" office:string-value="Projeto_1122" calcext:value-type="string">
            <text:p>Projeto_112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table:formula="of:=COM.MICROSOFT.CONCAT(&quot;Projeto_&quot;;[.A59])" office:value-type="string" office:string-value="Projeto_1156" calcext:value-type="string">
            <text:p>Projeto_115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table:formula="of:=COM.MICROSOFT.CONCAT(&quot;Projeto_&quot;;[.A60])" office:value-type="string" office:string-value="Projeto_1168" calcext:value-type="string">
            <text:p>Projeto_116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table:formula="of:=COM.MICROSOFT.CONCAT(&quot;Projeto_&quot;;[.A61])" office:value-type="string" office:string-value="Projeto_1171" calcext:value-type="string">
            <text:p>Projeto_11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08" calcext:value-type="float">
            <text:p>1208</text:p>
          </table:table-cell>
          <table:table-cell table:formula="of:=COM.MICROSOFT.CONCAT(&quot;Projeto_&quot;;[.A62])" office:value-type="string" office:string-value="Projeto_1208" calcext:value-type="string">
            <text:p>Projeto_120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18" calcext:value-type="float">
            <text:p>1218</text:p>
          </table:table-cell>
          <table:table-cell table:formula="of:=COM.MICROSOFT.CONCAT(&quot;Projeto_&quot;;[.A63])" office:value-type="string" office:string-value="Projeto_1218" calcext:value-type="string">
            <text:p>Projeto_121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20" calcext:value-type="float">
            <text:p>1220</text:p>
          </table:table-cell>
          <table:table-cell table:formula="of:=COM.MICROSOFT.CONCAT(&quot;Projeto_&quot;;[.A64])" office:value-type="string" office:string-value="Projeto_1220" calcext:value-type="string">
            <text:p>Projeto_12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table:formula="of:=COM.MICROSOFT.CONCAT(&quot;Projeto_&quot;;[.A65])" office:value-type="string" office:string-value="Projeto_1229" calcext:value-type="string">
            <text:p>Projeto_122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COM.MICROSOFT.CONCAT(&quot;Projeto_&quot;;[.A66])" office:value-type="string" office:string-value="Projeto_1236" calcext:value-type="string">
            <text:p>Projeto_1236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/>
        </table:table-row>
        <table:table-row table:style-name="ro1" table:visibility="filter">
          <table:table-cell office:value-type="float" office:value="1256" calcext:value-type="float">
            <text:p>1256</text:p>
          </table:table-cell>
          <table:table-cell table:formula="of:=COM.MICROSOFT.CONCAT(&quot;Projeto_&quot;;[.A67])" office:value-type="string" office:string-value="Projeto_1256" calcext:value-type="string">
            <text:p>Projeto_125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60" calcext:value-type="float">
            <text:p>1260</text:p>
          </table:table-cell>
          <table:table-cell table:formula="of:=COM.MICROSOFT.CONCAT(&quot;Projeto_&quot;;[.A68])" office:value-type="string" office:string-value="Projeto_1260" calcext:value-type="string">
            <text:p>Projeto_12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table:formula="of:=COM.MICROSOFT.CONCAT(&quot;Projeto_&quot;;[.A69])" office:value-type="string" office:string-value="Projeto_1263" calcext:value-type="string">
            <text:p>Projeto_126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66" calcext:value-type="float">
            <text:p>1266</text:p>
          </table:table-cell>
          <table:table-cell table:formula="of:=COM.MICROSOFT.CONCAT(&quot;Projeto_&quot;;[.A70])" office:value-type="string" office:string-value="Projeto_1266" calcext:value-type="string">
            <text:p>Projeto_126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table:formula="of:=COM.MICROSOFT.CONCAT(&quot;Projeto_&quot;;[.A71])" office:value-type="string" office:string-value="Projeto_1269" calcext:value-type="string">
            <text:p>Projeto_126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73" calcext:value-type="float">
            <text:p>1273</text:p>
          </table:table-cell>
          <table:table-cell table:formula="of:=COM.MICROSOFT.CONCAT(&quot;Projeto_&quot;;[.A72])" office:value-type="string" office:string-value="Projeto_1273" calcext:value-type="string">
            <text:p>Projeto_127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table:formula="of:=COM.MICROSOFT.CONCAT(&quot;Projeto_&quot;;[.A73])" office:value-type="string" office:string-value="Projeto_1275" calcext:value-type="string">
            <text:p>Projeto_127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table:formula="of:=COM.MICROSOFT.CONCAT(&quot;Projeto_&quot;;[.A74])" office:value-type="string" office:string-value="Projeto_1295" calcext:value-type="string">
            <text:p>Projeto_12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table:formula="of:=COM.MICROSOFT.CONCAT(&quot;Projeto_&quot;;[.A75])" office:value-type="string" office:string-value="Projeto_1296" calcext:value-type="string">
            <text:p>Projeto_129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table:formula="of:=COM.MICROSOFT.CONCAT(&quot;Projeto_&quot;;[.A76])" office:value-type="string" office:string-value="Projeto_1302" calcext:value-type="string">
            <text:p>Projeto_130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table:formula="of:=COM.MICROSOFT.CONCAT(&quot;Projeto_&quot;;[.A77])" office:value-type="string" office:string-value="Projeto_1311" calcext:value-type="string">
            <text:p>Projeto_13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table:formula="of:=COM.MICROSOFT.CONCAT(&quot;Projeto_&quot;;[.A78])" office:value-type="string" office:string-value="Projeto_1315" calcext:value-type="string">
            <text:p>Projeto_131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table:formula="of:=COM.MICROSOFT.CONCAT(&quot;Projeto_&quot;;[.A79])" office:value-type="string" office:string-value="Projeto_1324" calcext:value-type="string">
            <text:p>Projeto_13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table:formula="of:=COM.MICROSOFT.CONCAT(&quot;Projeto_&quot;;[.A80])" office:value-type="string" office:string-value="Projeto_1326" calcext:value-type="string">
            <text:p>Projeto_132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table:formula="of:=COM.MICROSOFT.CONCAT(&quot;Projeto_&quot;;[.A81])" office:value-type="string" office:string-value="Projeto_1327" calcext:value-type="string">
            <text:p>Projeto_132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table:formula="of:=COM.MICROSOFT.CONCAT(&quot;Projeto_&quot;;[.A82])" office:value-type="string" office:string-value="Projeto_1328" calcext:value-type="string">
            <text:p>Projeto_132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table:formula="of:=COM.MICROSOFT.CONCAT(&quot;Projeto_&quot;;[.A83])" office:value-type="string" office:string-value="Projeto_1332" calcext:value-type="string">
            <text:p>Projeto_133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table:formula="of:=COM.MICROSOFT.CONCAT(&quot;Projeto_&quot;;[.A84])" office:value-type="string" office:string-value="Projeto_1336" calcext:value-type="string">
            <text:p>Projeto_13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table:formula="of:=COM.MICROSOFT.CONCAT(&quot;Projeto_&quot;;[.A85])" office:value-type="string" office:string-value="Projeto_1357" calcext:value-type="string">
            <text:p>Projeto_135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table:formula="of:=COM.MICROSOFT.CONCAT(&quot;Projeto_&quot;;[.A86])" office:value-type="string" office:string-value="Projeto_1364" calcext:value-type="string">
            <text:p>Projeto_13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table:formula="of:=COM.MICROSOFT.CONCAT(&quot;Projeto_&quot;;[.A87])" office:value-type="string" office:string-value="Projeto_1365" calcext:value-type="string">
            <text:p>Projeto_136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table:formula="of:=COM.MICROSOFT.CONCAT(&quot;Projeto_&quot;;[.A88])" office:value-type="string" office:string-value="Projeto_1367" calcext:value-type="string">
            <text:p>Projeto_136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table:formula="of:=COM.MICROSOFT.CONCAT(&quot;Projeto_&quot;;[.A89])" office:value-type="string" office:string-value="Projeto_1369" calcext:value-type="string">
            <text:p>Projeto_13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table:formula="of:=COM.MICROSOFT.CONCAT(&quot;Projeto_&quot;;[.A90])" office:value-type="string" office:string-value="Projeto_1371" calcext:value-type="string">
            <text:p>Projeto_137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table:formula="of:=COM.MICROSOFT.CONCAT(&quot;Projeto_&quot;;[.A91])" office:value-type="string" office:string-value="Projeto_1394" calcext:value-type="string">
            <text:p>Projeto_139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table:formula="of:=COM.MICROSOFT.CONCAT(&quot;Projeto_&quot;;[.A92])" office:value-type="string" office:string-value="Projeto_1399" calcext:value-type="string">
            <text:p>Projeto_139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table:formula="of:=COM.MICROSOFT.CONCAT(&quot;Projeto_&quot;;[.A93])" office:value-type="string" office:string-value="Projeto_1411" calcext:value-type="string">
            <text:p>Projeto_141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432" calcext:value-type="float">
            <text:p>1432</text:p>
          </table:table-cell>
          <table:table-cell table:formula="of:=COM.MICROSOFT.CONCAT(&quot;Projeto_&quot;;[.A94])" office:value-type="string" office:string-value="Projeto_1432" calcext:value-type="string">
            <text:p>Projeto_143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434" calcext:value-type="float">
            <text:p>1434</text:p>
          </table:table-cell>
          <table:table-cell table:formula="of:=COM.MICROSOFT.CONCAT(&quot;Projeto_&quot;;[.A95])" office:value-type="string" office:string-value="Projeto_1434" calcext:value-type="string">
            <text:p>Projeto_143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table:formula="of:=COM.MICROSOFT.CONCAT(&quot;Projeto_&quot;;[.A96])" office:value-type="string" office:string-value="Projeto_1480" calcext:value-type="string">
            <text:p>Projeto_148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table:formula="of:=COM.MICROSOFT.CONCAT(&quot;Projeto_&quot;;[.A97])" office:value-type="string" office:string-value="Projeto_1505" calcext:value-type="string">
            <text:p>Projeto_150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513" calcext:value-type="float">
            <text:p>1513</text:p>
          </table:table-cell>
          <table:table-cell table:formula="of:=COM.MICROSOFT.CONCAT(&quot;Projeto_&quot;;[.A98])" office:value-type="string" office:string-value="Projeto_1513" calcext:value-type="string">
            <text:p>Projeto_151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table:formula="of:=COM.MICROSOFT.CONCAT(&quot;Projeto_&quot;;[.A99])" office:value-type="string" office:string-value="Projeto_1561" calcext:value-type="string">
            <text:p>Projeto_156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table:formula="of:=COM.MICROSOFT.CONCAT(&quot;Projeto_&quot;;[.A100])" office:value-type="string" office:string-value="Projeto_1564" calcext:value-type="string">
            <text:p>Projeto_156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576" calcext:value-type="float">
            <text:p>1576</text:p>
          </table:table-cell>
          <table:table-cell table:formula="of:=COM.MICROSOFT.CONCAT(&quot;Projeto_&quot;;[.A101])" office:value-type="string" office:string-value="Projeto_1576" calcext:value-type="string">
            <text:p>Projeto_1576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09" calcext:value-type="float">
            <text:p>1609</text:p>
          </table:table-cell>
          <table:table-cell table:formula="of:=COM.MICROSOFT.CONCAT(&quot;Projeto_&quot;;[.A102])" office:value-type="string" office:string-value="Projeto_1609" calcext:value-type="string">
            <text:p>Projeto_16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COM.MICROSOFT.CONCAT(&quot;Projeto_&quot;;[.A103])" office:value-type="string" office:string-value="Projeto_1613" calcext:value-type="string">
            <text:p>Projeto_1613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2"/>
        </table:table-row>
        <table:table-row table:style-name="ro1" table:visibility="filter">
          <table:table-cell office:value-type="float" office:value="1614" calcext:value-type="float">
            <text:p>1614</text:p>
          </table:table-cell>
          <table:table-cell table:formula="of:=COM.MICROSOFT.CONCAT(&quot;Projeto_&quot;;[.A104])" office:value-type="string" office:string-value="Projeto_1614" calcext:value-type="string">
            <text:p>Projeto_16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table:formula="of:=COM.MICROSOFT.CONCAT(&quot;Projeto_&quot;;[.A105])" office:value-type="string" office:string-value="Projeto_1617" calcext:value-type="string">
            <text:p>Projeto_161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table:formula="of:=COM.MICROSOFT.CONCAT(&quot;Projeto_&quot;;[.A106])" office:value-type="string" office:string-value="Projeto_1634" calcext:value-type="string">
            <text:p>Projeto_163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 table:visibility="filter">
          <table:table-cell office:value-type="float" office:value="1649" calcext:value-type="float">
            <text:p>1649</text:p>
          </table:table-cell>
          <table:table-cell table:formula="of:=COM.MICROSOFT.CONCAT(&quot;Projeto_&quot;;[.A107])" office:value-type="string" office:string-value="Projeto_1649" calcext:value-type="string">
            <text:p>Projeto_1649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51" calcext:value-type="float">
            <text:p>1651</text:p>
          </table:table-cell>
          <table:table-cell table:formula="of:=COM.MICROSOFT.CONCAT(&quot;Projeto_&quot;;[.A108])" office:value-type="string" office:string-value="Projeto_1651" calcext:value-type="string">
            <text:p>Projeto_165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56" calcext:value-type="float">
            <text:p>1656</text:p>
          </table:table-cell>
          <table:table-cell table:formula="of:=COM.MICROSOFT.CONCAT(&quot;Projeto_&quot;;[.A109])" office:value-type="string" office:string-value="Projeto_1656" calcext:value-type="string">
            <text:p>Projeto_165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 table:visibility="filter">
          <table:table-cell office:value-type="float" office:value="1658" calcext:value-type="float">
            <text:p>1658</text:p>
          </table:table-cell>
          <table:table-cell table:formula="of:=COM.MICROSOFT.CONCAT(&quot;Projeto_&quot;;[.A110])" office:value-type="string" office:string-value="Projeto_1658" calcext:value-type="string">
            <text:p>Projeto_165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table:formula="of:=COM.MICROSOFT.CONCAT(&quot;Projeto_&quot;;[.A111])" office:value-type="string" office:string-value="Projeto_1662" calcext:value-type="string">
            <text:p>Projeto_166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695" calcext:value-type="float">
            <text:p>1695</text:p>
          </table:table-cell>
          <table:table-cell table:formula="of:=COM.MICROSOFT.CONCAT(&quot;Projeto_&quot;;[.A112])" office:value-type="string" office:string-value="Projeto_1695" calcext:value-type="string">
            <text:p>Projeto_169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table:formula="of:=COM.MICROSOFT.CONCAT(&quot;Projeto_&quot;;[.A113])" office:value-type="string" office:string-value="Projeto_1704" calcext:value-type="string">
            <text:p>Projeto_1704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748" calcext:value-type="float">
            <text:p>1748</text:p>
          </table:table-cell>
          <table:table-cell table:formula="of:=COM.MICROSOFT.CONCAT(&quot;Projeto_&quot;;[.A114])" office:value-type="string" office:string-value="Projeto_1748" calcext:value-type="string">
            <text:p>Projeto_174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table:formula="of:=COM.MICROSOFT.CONCAT(&quot;Projeto_&quot;;[.A115])" office:value-type="string" office:string-value="Projeto_1752" calcext:value-type="string">
            <text:p>Projeto_1752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table:formula="of:=COM.MICROSOFT.CONCAT(&quot;Projeto_&quot;;[.A116])" office:value-type="string" office:string-value="Projeto_1753" calcext:value-type="string">
            <text:p>Projeto_1753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785" calcext:value-type="float">
            <text:p>1785</text:p>
          </table:table-cell>
          <table:table-cell table:formula="of:=COM.MICROSOFT.CONCAT(&quot;Projeto_&quot;;[.A117])" office:value-type="string" office:string-value="Projeto_1785" calcext:value-type="string">
            <text:p>Projeto_1785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01" calcext:value-type="float">
            <text:p>1801</text:p>
          </table:table-cell>
          <table:table-cell table:formula="of:=COM.MICROSOFT.CONCAT(&quot;Projeto_&quot;;[.A118])" office:value-type="string" office:string-value="Projeto_1801" calcext:value-type="string">
            <text:p>Projeto_1801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12" calcext:value-type="float">
            <text:p>1812</text:p>
          </table:table-cell>
          <table:table-cell table:formula="of:=COM.MICROSOFT.CONCAT(&quot;Projeto_&quot;;[.A119])" office:value-type="string" office:string-value="Projeto_1812" calcext:value-type="string">
            <text:p>Projeto_18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ageRequest pageRequest = PageRequest.of(page, linesPerPage, Direction.valueOf(direction), orderBy);</text:p>
          </table:table-cell>
          <table:table-cell table:number-columns-repeated="2"/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table:formula="of:=COM.MICROSOFT.CONCAT(&quot;Projeto_&quot;;[.A120])" office:value-type="string" office:string-value="Projeto_1817" calcext:value-type="string">
            <text:p>Projeto_181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27" calcext:value-type="float">
            <text:p>1827</text:p>
          </table:table-cell>
          <table:table-cell table:formula="of:=COM.MICROSOFT.CONCAT(&quot;Projeto_&quot;;[.A121])" office:value-type="string" office:string-value="Projeto_1827" calcext:value-type="string">
            <text:p>Projeto_182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TableRowSorter&lt;TableModel&gt; sorter = new TableRowSorter&lt;TableModel&gt;(model);</text:p>
          </table:table-cell>
          <table:table-cell table:number-columns-repeated="2"/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table:formula="of:=COM.MICROSOFT.CONCAT(&quot;Projeto_&quot;;[.A122])" office:value-type="string" office:string-value="Projeto_1830" calcext:value-type="string">
            <text:p>Projeto_1830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table:formula="of:=COM.MICROSOFT.CONCAT(&quot;Projeto_&quot;;[.A123])" office:value-type="string" office:string-value="Projeto_1837" calcext:value-type="string">
            <text:p>Projeto_1837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5">
          <table:table-cell office:value-type="float" office:value="1847" calcext:value-type="float">
            <text:p>1847</text:p>
          </table:table-cell>
          <table:table-cell table:formula="of:=COM.MICROSOFT.CONCAT(&quot;Projeto_&quot;;[.A124])" office:value-type="string" office:string-value="Projeto_1847" calcext:value-type="string">
            <text:p>Projeto_184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table:formula="of:=COM.MICROSOFT.CONCAT(&quot;Projeto_&quot;;[.A125])" office:value-type="string" office:string-value="Projeto_1848" calcext:value-type="string">
            <text:p>Projeto_1848</text:p>
          </table:table-cell>
          <table:table-cell table:number-columns-repeated="2"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49" calcext:value-type="float">
            <text:p>1849</text:p>
          </table:table-cell>
          <table:table-cell table:formula="of:=COM.MICROSOFT.CONCAT(&quot;Projeto_&quot;;[.A126])" office:value-type="string" office:string-value="Projeto_1849" calcext:value-type="string">
            <text:p>Projeto_18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 table:visibility="filter">
          <table:table-cell office:value-type="float" office:value="1850" calcext:value-type="float">
            <text:p>1850</text:p>
          </table:table-cell>
          <table:table-cell table:formula="of:=COM.MICROSOFT.CONCAT(&quot;Projeto_&quot;;[.A127])" office:value-type="string" office:string-value="Projeto_1850" calcext:value-type="string">
            <text:p>Projeto_185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</table:table>
      <table:table table:name="Planilha5" table:style-name="ta1">
        <office:forms form:automatic-focus="false" form:apply-design-mode="false"/>
        <table:table-column table:style-name="co1" table:default-cell-style-name="ce27"/>
        <table:table-column table:style-name="co22" table:default-cell-style-name="ce28"/>
        <table:table-column table:style-name="co23" table:default-cell-style-name="ce29"/>
        <table:table-column table:style-name="co24" table:default-cell-style-name="ce30"/>
        <table:table-column table:style-name="co18" table:default-cell-style-name="ce30"/>
        <table:table-column table:style-name="co25" table:default-cell-style-name="ce31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31" table:number-columns-repeated="2" table:default-cell-style-name="ce26"/>
        <table:table-row table:style-name="ro1">
          <table:table-cell table:style-name="ce51" office:value-type="string" calcext:value-type="string">
            <text:p>N°</text:p>
          </table:table-cell>
          <table:table-cell table:style-name="ce54" office:value-type="string" calcext:value-type="string">
            <text:p>Caminho</text:p>
          </table:table-cell>
          <table:table-cell table:style-name="ce54" office:value-type="string" calcext:value-type="string">
            <text:p>Repositório</text:p>
          </table:table-cell>
          <table:table-cell table:style-name="ce56" office:value-type="string" calcext:value-type="string">
            <text:p>Ordena Nomes?</text:p>
          </table:table-cell>
          <table:table-cell table:style-name="ce56" office:value-type="string" calcext:value-type="string">
            <text:p>Ação Pós-Seleção?</text:p>
          </table:table-cell>
          <table:table-cell table:style-name="ce56" office:value-type="string" calcext:value-type="string">
            <text:p>Descrição</text:p>
          </table:table-cell>
          <table:table-cell table:style-name="ce56" office:value-type="string" calcext:value-type="string">
            <text:p>Código</text:p>
          </table:table-cell>
          <table:table-cell table:style-name="ce56" office:value-type="string" calcext:value-type="string">
            <text:p>Código 2</text:p>
          </table:table-cell>
          <table:table-cell table:style-name="ce56" office:value-type="string" calcext:value-type="string">
            <text:p>Código 3</text:p>
          </table:table-cell>
          <table:table-cell table:style-name="ce56" office:value-type="string" calcext:value-type="string">
            <text:p>Código 4</text:p>
          </table:table-cell>
          <table:table-cell table:style-name="ce56" office:value-type="string" calcext:value-type="string">
            <text:p>Código 5</text:p>
          </table:table-cell>
          <table:table-cell table:style-name="ce56" office:value-type="string" calcext:value-type="string">
            <text:p>Código 6</text:p>
          </table:table-cell>
          <table:table-cell table:style-name="ce56" office:value-type="string" calcext:value-type="string">
            <text:p>Código 7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office:value-type="string" calcext:value-type="string">
            <text:p>http://github.com/tiagolimabnu/loj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public class Dao&lt;T&gt; {</text:p>
            <text:p> …</text:p>
            <text:p>@SuppressWarnings("unchecked")</text:p>
            <text:p>public List&lt;ClienteEntity&gt; recuperaTodosClientes(){</text:p>
            <text:p>EntityManager  manager = emf.createEntityManager();</text:p>
            <text:p>StringBuilder sql = new StringBuilder();</text:p>
            <text:p>sql.append("select c from ClienteEntity as c order by c.nome ");</text:p>
            <text:p>return manager.createQuery(sql.toString()).getResultList();</text:p>
            <text:p>}</text:p>
            <text:p><text:span text:style-name="T1">…</text:span></text:p>
            <text:p>}</text:p>
          </table:table-cell>
          <table:table-cell office:value-type="string" calcext:value-type="string">
            <text:p>public class ClienteDAO implements Serializable, IAssinaturaDAO&lt;ClienteEntity&gt;{</text:p>
            <text:p>...</text:p>
            <text:p>public List&lt;ClienteEntity&gt; recuperaTodosClientes() {</text:p>
            <text:p>return dao.recuperaTodosClientes();</text:p>
            <text:p>}</text:p>
            <text:p><text:span text:style-name="T1">…</text:span></text:p>
            <text:p>}</text:p>
          </table:table-cell>
          <table:table-cell office:value-type="string" calcext:value-type="string">
            <text:p>public class ClienteAS implements Serializable, IAssinaturaBO&lt;ClienteEntity&gt; {</text:p>
            <text:p><text:span text:style-name="T1">…</text:span></text:p>
            <text:p>@Override</text:p>
            <text:p>public List&lt;ClienteEntity&gt; recuperaTodos() {</text:p>
            <text:p>return clienteDAO.recuperaTodosClientes();</text:p>
            <text:p>}</text:p>
            <text:p><text:span text:style-name="T1">...</text:span></text:p>
            <text:p>}</text:p>
          </table:table-cell>
          <table:table-cell office:value-type="string" calcext:value-type="string">
            <text:p>public class ClienteImpl implements Serializable, IClienteFacade {</text:p>
            <text:p>       …</text:p>
            <text:p>@Override</text:p>
            <text:p>public List&lt;ClienteEntity&gt; recuperaTodos() {</text:p>
            <text:p>return clienteAS.recuperaTodos();</text:p>
            <text:p>}</text:p>
            <text:p>       ...</text:p>
            <text:p>}</text:p>
          </table:table-cell>
          <table:table-cell office:value-type="string" calcext:value-type="string">
            <text:p>public interface IClienteFacade {</text:p>
            <text:p>…</text:p>
            <text:p>public List&lt;ClienteEntity&gt; recuperaTodos();</text:p>
            <text:p>       …</text:p>
            <text:p>}</text:p>
          </table:table-cell>
          <table:table-cell table:style-name="ce30" office:value-type="string" calcext:value-type="string">
            <text:p>public class ClienteMB implements ICrudMB&lt;ClienteEntity&gt;, Serializable {</text:p>
            <text:p>private List&lt;ClienteEntity&gt; clientes;</text:p>
            <text:p><text:span text:style-name="T1">...</text:span></text:p>
            <text:p>public void recuperaTodosClientes() {</text:p>
            <text:p>this.clientes = clienteFacade.recuperaTodos();</text:p>
            <text:p>}</text:p>
            <text:p><text:span text:style-name="T1">…</text:span></text:p>
            <text:p><text:span text:style-name="T1">public List&lt;ClienteEntity&gt; getClientes() {</text:span></text:p>
            <text:p><text:span text:style-name="T1">return clientes;</text:span></text:p>
            <text:p><text:span text:style-name="T1">}</text:span></text:p>
            <text:p><text:span text:style-name="T1">…</text:span></text:p>
            <text:p><text:span text:style-name="T1">}</text:span></text:p>
            <text:p/>
          </table:table-cell>
          <table:table-cell table:style-name="ce30" office:value-type="string" calcext:value-type="string">
            <text:p>&lt;p:dataTable var="cliente" id="clienteTabela" value="#{clienteMB.clientes}" </text:p>
            <text:p>rows="5" paginator="true"</text:p>
            <text:p>paginatorTemplate="{CurrentPageReport} {FirstPageLink} {PreviousPageLink} {PageLinks} {NextPageLink} {LastPageLink} {RowsPerPageDropdown}"</text:p>
            <text:p>rowsPerPageTemplate="5,10,15,50"  emptyMessage="Nenhum cliente encontrado" paginatorPosition="bottom" &gt;</text:p>
            <text:p>...</text:p>
            <text:p>&lt;p:column style="width: 60px"&gt;</text:p>
            <text:p>&lt;p:commandButton oncomplete="PF('atualizacliente').show()" icon="ui-icon-pencil" process="@this" update="frmcliente"&gt;</text:p>
            <text:p>&lt;f:setPropertyActionListener value="#{cliente}" target="#{clienteMB.cliente}" /&gt;</text:p>
            <text:p>&lt;/p:commandButton&gt;</text:p>
            <text:p>&lt;/p:column&gt;</text:p>
            <text:p><text:span text:style-name="T1">…</text:span></text:p>
            <text:p><text:span text:style-name="T1">&lt;/p:dataTable&gt;</text:span>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3])" office:value-type="string" office:string-value="Projeto_587" calcext:value-type="string">
            <text:p>Projeto_587</text:p>
          </table:table-cell>
          <table:table-cell office:value-type="string" calcext:value-type="string">
            <text:p>http://github.com/RafaCoder/LojaBD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 table:number-columns-repeated="5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COM.MICROSOFT.CONCAT(&quot;Projeto_&quot;;[.A4])" office:value-type="string" office:string-value="Projeto_630" calcext:value-type="string">
            <text:p>Projeto_630</text:p>
          </table:table-cell>
          <table:table-cell office:value-type="string" calcext:value-type="string">
            <text:p>http://github.com/Jefersonandrade/Loja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 table:number-columns-repeated="5"/>
        </table:table-row>
        <table:table-row table:style-name="ro3">
          <table:table-cell office:value-type="float" office:value="1065" calcext:value-type="float">
            <text:p>1065</text:p>
          </table:table-cell>
          <table:table-cell table:formula="of:=COM.MICROSOFT.CONCAT(&quot;Projeto_&quot;;[.A5])" office:value-type="string" office:string-value="Projeto_1065" calcext:value-type="string">
            <text:p>Projeto_1065</text:p>
          </table:table-cell>
          <table:table-cell office:value-type="string" calcext:value-type="string">
            <text:p>http://github.com/brusanticioli/ClienteSI2017-master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 table:number-columns-repeated="5"/>
        </table:table-row>
        <table:table-row table:style-name="ro4">
          <table:table-cell office:value-type="float" office:value="1086" calcext:value-type="float">
            <text:p>1086</text:p>
          </table:table-cell>
          <table:table-cell table:formula="of:=COM.MICROSOFT.CONCAT(&quot;Projeto_&quot;;[.A6])" office:value-type="string" office:string-value="Projeto_1086" calcext:value-type="string">
            <text:p>Projeto_1086</text:p>
          </table:table-cell>
          <table:table-cell office:value-type="string" calcext:value-type="string">
            <text:p>http://github.com/ZairaCruz/LojaVirtual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 table:number-columns-repeated="5"/>
        </table:table-row>
        <table:table-row table:style-name="ro7">
          <table:table-cell office:value-type="float" office:value="1236" calcext:value-type="float">
            <text:p>1236</text:p>
          </table:table-cell>
          <table:table-cell table:formula="of:=COM.MICROSOFT.CONCAT(&quot;Projeto_&quot;;[.A7])" office:value-type="string" office:string-value="Projeto_1236" calcext:value-type="string">
            <text:p>Projeto_1236</text:p>
          </table:table-cell>
          <table:table-cell office:value-type="string" calcext:value-type="string">
            <text:p>http://github.com/RamonFern/Caixa-Loj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 table:number-columns-repeated="5"/>
        </table:table-row>
        <table:table-row table:style-name="ro8">
          <table:table-cell office:value-type="float" office:value="1613" calcext:value-type="float">
            <text:p>1613</text:p>
          </table:table-cell>
          <table:table-cell table:formula="of:=COM.MICROSOFT.CONCAT(&quot;Projeto_&quot;;[.A8])" office:value-type="string" office:string-value="Projeto_1613" calcext:value-type="string">
            <text:p>Projeto_1613</text:p>
          </table:table-cell>
          <table:table-cell office:value-type="string" calcext:value-type="string">
            <text:p>http://github.com/diegomunhoz/ProjetoLojaInformatic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6"/>
        </table:table-row>
        <table:table-row table:style-name="ro5">
          <table:table-cell office:value-type="float" office:value="1847" calcext:value-type="float">
            <text:p>1847</text:p>
          </table:table-cell>
          <table:table-cell table:formula="of:=COM.MICROSOFT.CONCAT(&quot;Projeto_&quot;;[.A9])" office:value-type="string" office:string-value="Projeto_1847" calcext:value-type="string">
            <text:p>Projeto_1847</text:p>
          </table:table-cell>
          <table:table-cell office:value-type="string" calcext:value-type="string">
            <text:p>https://github.com/adsadilson/PedidoVend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  <table:table-cell table:number-columns-repeated="4"/>
        </table:table-row>
      </table:table>
      <table:table table:name="Planilha6" table:style-name="ta1">
        <table:table-column table:style-name="co16" table:default-cell-style-name="ce22"/>
        <table:table-column table:style-name="co22" table:default-cell-style-name="ce24"/>
        <table:table-column table:style-name="co24" table:default-cell-style-name="ce26"/>
        <table:table-column table:style-name="co18" table:default-cell-style-name="ce26"/>
        <table:table-column table:style-name="co16" table:number-columns-repeated="4" table:default-cell-style-name="ce26"/>
        <table:table-row table:style-name="ro1">
          <table:table-cell table:style-name="ce21" office:value-type="string" calcext:value-type="string">
            <text:p>N°</text:p>
          </table:table-cell>
          <table:table-cell table:style-name="ce33" office:value-type="string" calcext:value-type="string">
            <text:p>Caminho</text:p>
          </table:table-cell>
          <table:table-cell table:style-name="ce55" office:value-type="string" calcext:value-type="string">
            <text:p>Ordena Nomes?</text:p>
          </table:table-cell>
          <table:table-cell table:style-name="ce55" office:value-type="string" calcext:value-type="string">
            <text:p>Ação Pós-Seleção?</text:p>
          </table:table-cell>
          <table:table-cell table:style-name="ce55" office:value-type="string" calcext:value-type="string">
            <text:p>Descrição</text:p>
          </table:table-cell>
          <table:table-cell table:style-name="ce55" office:value-type="string" calcext:value-type="string">
            <text:p>Código</text:p>
          </table:table-cell>
          <table:table-cell table:style-name="ce55" office:value-type="string" calcext:value-type="string">
            <text:p>Código2</text:p>
          </table:table-cell>
          <table:table-cell table:style-name="ce55" office:value-type="string" calcext:value-type="string">
            <text:p>Código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Projeto_&quot;;[.A2])" office:value-type="string" office:string-value="Projeto_12" calcext:value-type="string">
            <text:p>Projeto_12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um cliente com para dar baixa em produtos com base numa lista ordenada de nomes</text:p>
          </table:table-cell>
          <table:table-cell office:value-type="string" calcext:value-type="string">
            <text:p>sql.append("select c from ClienteEntity as c order by c.nome ");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Projeto_&quot;;[.A3])" office:value-type="string" office:string-value="Projeto_14" calcext:value-type="string">
            <text:p>Projeto_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M.MICROSOFT.CONCAT(&quot;Projeto_&quot;;[.A4])" office:value-type="string" office:string-value="Projeto_192" calcext:value-type="string">
            <text:p>Projeto_19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M.MICROSOFT.CONCAT(&quot;Projeto_&quot;;[.A5])" office:value-type="string" office:string-value="Projeto_224" calcext:value-type="string">
            <text:p>Projeto_2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M.MICROSOFT.CONCAT(&quot;Projeto_&quot;;[.A6])" office:value-type="string" office:string-value="Projeto_233" calcext:value-type="string">
            <text:p>Projeto_23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M.MICROSOFT.CONCAT(&quot;Projeto_&quot;;[.A7])" office:value-type="string" office:string-value="Projeto_339" calcext:value-type="string">
            <text:p>Projeto_33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COM.MICROSOFT.CONCAT(&quot;Projeto_&quot;;[.A8])" office:value-type="string" office:string-value="Projeto_581" calcext:value-type="string">
            <text:p>Projeto_58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COM.MICROSOFT.CONCAT(&quot;Projeto_&quot;;[.A9])" office:value-type="string" office:string-value="Projeto_587" calcext:value-type="string">
            <text:p>Projeto_587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reencherTabela("select * from Pessoa order by nomePessoa;");</text:p>
          </table:table-cell>
          <table:table-cell office:value-type="string" calcext:value-type="string">
            <text:p>for(int i = 0; i &lt; Tabela.getRowCount();i++){…}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COM.MICROSOFT.CONCAT(&quot;Projeto_&quot;;[.A10])" office:value-type="string" office:string-value="Projeto_611" calcext:value-type="string">
            <text:p>Projeto_61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9">
          <table:table-cell office:value-type="float" office:value="630" calcext:value-type="float">
            <text:p>630</text:p>
          </table:table-cell>
          <table:table-cell table:formula="of:=COM.MICROSOFT.CONCAT(&quot;Projeto_&quot;;[.A11])" office:value-type="string" office:string-value="Projeto_630" calcext:value-type="string">
            <text:p>Projeto_630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List getTop10ByName() {</text:p>
            <text:p>return manager.createQuery("select p from Produto p order by p.nome")</text:p>
            <text:p>.setMaxResults(10).getResultList();</text:p>
            <text:p>}</text:p>
          </table:table-cell>
          <table:table-cell office:value-type="string" calcext:value-type="string">
            <text:p>List clientes = repositorio.getTop10ByName();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COM.MICROSOFT.CONCAT(&quot;Projeto_&quot;;[.A12])" office:value-type="string" office:string-value="Projeto_687" calcext:value-type="string">
            <text:p>Projeto_6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COM.MICROSOFT.CONCAT(&quot;Projeto_&quot;;[.A13])" office:value-type="string" office:string-value="Projeto_719" calcext:value-type="string">
            <text:p>Projeto_71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COM.MICROSOFT.CONCAT(&quot;Projeto_&quot;;[.A14])" office:value-type="string" office:string-value="Projeto_752" calcext:value-type="string">
            <text:p>Projeto_75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COM.MICROSOFT.CONCAT(&quot;Projeto_&quot;;[.A15])" office:value-type="string" office:string-value="Projeto_949" calcext:value-type="string">
            <text:p>Projeto_9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COM.MICROSOFT.CONCAT(&quot;Projeto_&quot;;[.A16])" office:value-type="string" office:string-value="Projeto_987" calcext:value-type="string">
            <text:p>Projeto_98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0">
          <table:table-cell office:value-type="float" office:value="1065" calcext:value-type="float">
            <text:p>1065</text:p>
          </table:table-cell>
          <table:table-cell table:formula="of:=COM.MICROSOFT.CONCAT(&quot;Projeto_&quot;;[.A17])" office:value-type="string" office:string-value="Projeto_1065" calcext:value-type="string">
            <text:p>Projeto_1065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    public static Cliente[] geraListaClientes(){</text:p>
            <text:p>   Arrays.sort(lista);</text:p>
            <text:p>   _lista = lista;</text:p>
            <text:p>        return _lista;</text:p>
            <text:p>    }</text:p>
          </table:table-cell>
          <table:table-cell office:value-type="string" calcext:value-type="string">
            <text:p>Cliente[] lista = geraListaClientes();</text:p>
          </table:table-cell>
          <table:table-cell/>
        </table:table-row>
        <table:table-row table:style-name="ro11">
          <table:table-cell office:value-type="float" office:value="1086" calcext:value-type="float">
            <text:p>1086</text:p>
          </table:table-cell>
          <table:table-cell table:formula="of:=COM.MICROSOFT.CONCAT(&quot;Projeto_&quot;;[.A18])" office:value-type="string" office:string-value="Projeto_1086" calcext:value-type="string">
            <text:p>Projeto_1086</text:p>
          </table:table-cell>
          <table:table-cell table:number-columns-repeated="2" office:value-type="string" calcext:value-type="string">
            <text:p>Sim</text:p>
          </table:table-cell>
          <table:table-cell/>
          <table:table-cell office:value-type="string" calcext:value-type="string">
            <text:p>public static List&lt;Pessoa&gt; listagem(String filtro){</text:p>
            <text:p>Session sessao = HibernateUtil.getSessionFactory().openSession();</text:p>
            <text:p>Query consulta;</text:p>
            <text:p>if(filtro.trim().length() == 0){</text:p>
            <text:p>consulta = sessao.createQuery(" from Pessoa order by nome ");</text:p>
            <text:p>}</text:p>
            <text:p>else{</text:p>
            <text:p>consulta = sessao.createQuery(" from Pessoa "</text:p>
            <text:p>+ "where nome like :paramentro order by nome");</text:p>
            <text:p>consulta.setString("parametro", "%" + filtro + "%");</text:p>
            <text:p>}</text:p>
            <text:p>List lista = consulta.list();</text:p>
            <text:p>sessao.close();</text:p>
            <text:p>return lista;</text:p>
            <text:p>}</text:p>
          </table:table-cell>
          <table:table-cell office:value-type="string" calcext:value-type="string">
            <text:p>&lt;h:dataTable value="#{pessoaCtrl.listagem}" var="pessoa" border="2"&gt;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COM.MICROSOFT.CONCAT(&quot;Projeto_&quot;;[.A19])" office:value-type="string" office:string-value="Projeto_1095" calcext:value-type="string">
            <text:p>Projeto_10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COM.MICROSOFT.CONCAT(&quot;Projeto_&quot;;[.A20])" office:value-type="string" office:string-value="Projeto_1100" calcext:value-type="string">
            <text:p>Projeto_110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COM.MICROSOFT.CONCAT(&quot;Projeto_&quot;;[.A21])" office:value-type="string" office:string-value="Projeto_1120" calcext:value-type="string">
            <text:p>Projeto_11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COM.MICROSOFT.CONCAT(&quot;Projeto_&quot;;[.A22])" office:value-type="string" office:string-value="Projeto_1171" calcext:value-type="string">
            <text:p>Projeto_1171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COM.MICROSOFT.CONCAT(&quot;Projeto_&quot;;[.A23])" office:value-type="string" office:string-value="Projeto_1208" calcext:value-type="string">
            <text:p>Projeto_120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COM.MICROSOFT.CONCAT(&quot;Projeto_&quot;;[.A24])" office:value-type="string" office:string-value="Projeto_1220" calcext:value-type="string">
            <text:p>Projeto_122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COM.MICROSOFT.CONCAT(&quot;Projeto_&quot;;[.A25])" office:value-type="string" office:string-value="Projeto_1236" calcext:value-type="string">
            <text:p>Projeto_1236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ossui uma tela de gestão de contas a receber, ordena a lista de cliente devedores por nome</text:p>
          </table:table-cell>
          <table:table-cell office:value-type="string" calcext:value-type="string">
            <text:p>con_clientes.executeSQL("select * from clientes order by nome");</text:p>
          </table:table-cell>
          <table:table-cell office:value-type="string" calcext:value-type="string">
            <text:p>jc_comboClientes.setSelectedItem(con_clientes.resultSet.getString("nome"));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COM.MICROSOFT.CONCAT(&quot;Projeto_&quot;;[.A26])" office:value-type="string" office:string-value="Projeto_1260" calcext:value-type="string">
            <text:p>Projeto_126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COM.MICROSOFT.CONCAT(&quot;Projeto_&quot;;[.A27])" office:value-type="string" office:string-value="Projeto_1275" calcext:value-type="string">
            <text:p>Projeto_127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COM.MICROSOFT.CONCAT(&quot;Projeto_&quot;;[.A28])" office:value-type="string" office:string-value="Projeto_1295" calcext:value-type="string">
            <text:p>Projeto_129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COM.MICROSOFT.CONCAT(&quot;Projeto_&quot;;[.A29])" office:value-type="string" office:string-value="Projeto_1324" calcext:value-type="string">
            <text:p>Projeto_132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COM.MICROSOFT.CONCAT(&quot;Projeto_&quot;;[.A30])" office:value-type="string" office:string-value="Projeto_1328" calcext:value-type="string">
            <text:p>Projeto_132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COM.MICROSOFT.CONCAT(&quot;Projeto_&quot;;[.A31])" office:value-type="string" office:string-value="Projeto_1336" calcext:value-type="string">
            <text:p>Projeto_1336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COM.MICROSOFT.CONCAT(&quot;Projeto_&quot;;[.A32])" office:value-type="string" office:string-value="Projeto_1364" calcext:value-type="string">
            <text:p>Projeto_136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COM.MICROSOFT.CONCAT(&quot;Projeto_&quot;;[.A33])" office:value-type="string" office:string-value="Projeto_1369" calcext:value-type="string">
            <text:p>Projeto_136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COM.MICROSOFT.CONCAT(&quot;Projeto_&quot;;[.A34])" office:value-type="string" office:string-value="Projeto_1480" calcext:value-type="string">
            <text:p>Projeto_148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COM.MICROSOFT.CONCAT(&quot;Projeto_&quot;;[.A35])" office:value-type="string" office:string-value="Projeto_1609" calcext:value-type="string">
            <text:p>Projeto_160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COM.MICROSOFT.CONCAT(&quot;Projeto_&quot;;[.A36])" office:value-type="string" office:string-value="Projeto_1613" calcext:value-type="string">
            <text:p>Projeto_1613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elecionar o funcionário da venda de acordo com lista de nomes ordenadas</text:p>
          </table:table-cell>
          <table:table-cell office:value-type="string" calcext:value-type="string">
            <text:p>String sql = "select * from funcionario order by nome";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COM.MICROSOFT.CONCAT(&quot;Projeto_&quot;;[.A37])" office:value-type="string" office:string-value="Projeto_1614" calcext:value-type="string">
            <text:p>Projeto_1614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COM.MICROSOFT.CONCAT(&quot;Projeto_&quot;;[.A38])" office:value-type="string" office:string-value="Projeto_1662" calcext:value-type="string">
            <text:p>Projeto_166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COM.MICROSOFT.CONCAT(&quot;Projeto_&quot;;[.A39])" office:value-type="string" office:string-value="Projeto_1748" calcext:value-type="string">
            <text:p>Projeto_1748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COM.MICROSOFT.CONCAT(&quot;Projeto_&quot;;[.A40])" office:value-type="string" office:string-value="Projeto_1812" calcext:value-type="string">
            <text:p>Projeto_1812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PageRequest pageRequest = PageRequest.of(page, linesPerPage, Direction.valueOf(direction), orderBy);</text:p>
          </table:table-cell>
          <table:table-cell table:number-columns-repeated="2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COM.MICROSOFT.CONCAT(&quot;Projeto_&quot;;[.A41])" office:value-type="string" office:string-value="Projeto_1827" calcext:value-type="string">
            <text:p>Projeto_1827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TableRowSorter&lt;TableModel&gt; sorter = new TableRowSorter&lt;TableModel&gt;(model);</text:p>
          </table:table-cell>
          <table:table-cell table:number-columns-repeated="2"/>
        </table:table-row>
        <table:table-row table:style-name="ro12">
          <table:table-cell office:value-type="float" office:value="1847" calcext:value-type="float">
            <text:p>1847</text:p>
          </table:table-cell>
          <table:table-cell table:formula="of:=COM.MICROSOFT.CONCAT(&quot;Projeto_&quot;;[.A42])" office:value-type="string" office:string-value="Projeto_1847" calcext:value-type="string">
            <text:p>Projeto_1847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office:value-type="string" calcext:value-type="string">
            <text:p>public List&lt;Usuario&gt; listarTodos() {</text:p>
            <text:p>return manager.createQuery("from Usuario order by nome", Usuario.class).getResultList();</text:p>
            <text:p>}</text:p>
          </table:table-cell>
          <table:table-cell office:value-type="string" calcext:value-type="string">
            <text:p>public List&lt;Usuario&gt; getVendedores() {</text:p>
            <text:p>return vendedorService.listarTodos();</text:p>
            <text:p>}</text:p>
          </table:table-cell>
          <table:table-cell office:value-type="string" calcext:value-type="string">
            <text:p>&lt;p:selectOneMenu id="vendedor" style="width:80%;"</text:p>
            <text:p>disabled="#{cadastroPedidoBean.pedido.naoAlteravel}"</text:p>
            <text:p>required="true" requiredMessage="Selecione o vendedor"</text:p>
            <text:p>value="#{cadastroPedidoBean.pedido.vendedor}"&gt;</text:p>
            <text:p>&lt;f:selectItem itemLabel="Selecione" /&gt;</text:p>
            <text:p>&lt;f:selectItems value="#{cadastroPedidoBean.vendedores}"</text:p>
            <text:p>var="vendedor" itemValue="#{vendedor}"</text:p>
            <text:p>itemLabel="#{vendedor.nome}" /&gt;</text:p>
            <text:p>&lt;/p:selectOneMenu&gt;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COM.MICROSOFT.CONCAT(&quot;Projeto_&quot;;[.A43])" office:value-type="string" office:string-value="Projeto_1849" calcext:value-type="string">
            <text:p>Projeto_184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COM.MICROSOFT.CONCAT(&quot;Projeto_&quot;;[.A44])" office:value-type="string" office:string-value="Projeto_1850" calcext:value-type="string">
            <text:p>Projeto_185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table:number-columns-repeated="4"/>
        </table:table-row>
      </table:table>
      <table:table table:name="Planilha7" table:style-name="ta1">
        <table:table-column table:style-name="co16" table:default-cell-style-name="ce67"/>
        <table:table-column table:style-name="co32" table:default-cell-style-name="ce70"/>
        <table:table-column table:style-name="co33" table:default-cell-style-name="ce73"/>
        <table:table-column table:style-name="co16" table:number-columns-repeated="3" table:default-cell-style-name="ce74"/>
        <table:table-row table:style-name="ro13">
          <table:table-cell table:style-name="ce66" office:value-type="string" calcext:value-type="string">
            <text:p>N°</text:p>
          </table:table-cell>
          <table:table-cell table:style-name="ce68" office:value-type="string" calcext:value-type="string">
            <text:p>Caminho</text:p>
          </table:table-cell>
          <table:table-cell table:style-name="ce71" office:value-type="string" calcext:value-type="string">
            <text:p>Descrição</text:p>
          </table:table-cell>
          <table:table-cell table:style-name="ce71" office:value-type="string" calcext:value-type="string">
            <text:p>Ordena por</text:p>
          </table:table-cell>
          <table:table-cell table:style-name="ce71" office:value-type="string" calcext:value-type="string">
            <text:p>Filtra por</text:p>
          </table:table-cell>
          <table:table-cell table:style-name="ce71" office:value-type="string" calcext:value-type="string">
            <text:p>Entidade</text:p>
          </table:table-cell>
        </table:table-row>
        <table:table-row table:style-name="ro14">
          <table:table-cell office:value-type="string" calcext:value-type="string">
            <text:p>Projeto_12</text:p>
          </table:table-cell>
          <table:table-cell table:style-name="ce69" office:value-type="string" calcext:value-type="string">
            <text:p>http://github.com/tiagolimabnu/loja.git</text:p>
          </table:table-cell>
          <table:table-cell table:style-name="ce72" office:value-type="string" calcext:value-type="string">
            <text:p>Selecionar um cliente com para dar baixa em produtos com base numa lista ordenada de nomes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9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22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233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33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581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587</text:p>
          </table:table-cell>
          <table:table-cell table:style-name="ce69" office:value-type="string" calcext:value-type="string">
            <text:p>http://github.com/RafaCoder/LojaBD.git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611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630</text:p>
          </table:table-cell>
          <table:table-cell table:style-name="ce69" office:value-type="string" calcext:value-type="string">
            <text:p>http://github.com/Jefersonandrade/Loja.git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687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71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75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94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987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065</text:p>
          </table:table-cell>
          <table:table-cell table:style-name="ce69" office:value-type="string" calcext:value-type="string">
            <text:p>http://github.com/brusanticioli/ClienteSI2017-master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1086</text:p>
          </table:table-cell>
          <table:table-cell table:style-name="ce69" office:value-type="string" calcext:value-type="string">
            <text:p>http://github.com/ZairaCruz/LojaVirtual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Projeto_109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1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12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171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08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20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Projeto_1236</text:p>
          </table:table-cell>
          <table:table-cell table:style-name="ce69" office:value-type="string" calcext:value-type="string">
            <text:p>http://github.com/RamonFern/Caixa-Loja</text:p>
          </table:table-cell>
          <table:table-cell table:style-name="ce72" office:value-type="string" calcext:value-type="string">
            <text:p>Possui uma tela de gestão de contas a receber, ordena a lista de cliente devedores por nome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26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7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29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2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28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36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6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36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48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609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Projeto_1613</text:p>
          </table:table-cell>
          <table:table-cell table:style-name="ce69" office:value-type="string" calcext:value-type="string">
            <text:p>http://github.com/diegomunhoz/ProjetoLojaInformatica</text:p>
          </table:table-cell>
          <table:table-cell table:style-name="ce72" office:value-type="string" calcext:value-type="string">
            <text:p>Selecionar o funcionário da venda de acordo com lista de nomes ordenadas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614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66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748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812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827</text:p>
          </table:table-cell>
          <table:table-cell table:number-columns-repeated="5"/>
        </table:table-row>
        <table:table-row table:style-name="ro14">
          <table:table-cell office:value-type="string" calcext:value-type="string">
            <text:p>Projeto_1847</text:p>
          </table:table-cell>
          <table:table-cell table:style-name="ce69" office:value-type="string" calcext:value-type="string">
            <text:p>https://github.com/adsadilson/PedidoVenda</text:p>
          </table:table-cell>
          <table:table-cell table:style-name="ce72" office:value-type="string" calcext:value-type="string">
            <text:p>Ordena lista de pessoas e usuários do sistema pelo nome;</text:p>
            <text:p>Seleciona o vendedor a partir de uma lista ordenada por nome;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Projeto_1849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Projeto_185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nks_com_ordenacoes_v1.A1:links_com_ordenacoes_v1.B558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Planilha4.A1:Planilha4.H127" table:display-filter-buttons="true" table:orientation="column">
          <table:filter>
            <table:filter-and>
              <table:filter-condition table:field-number="2" table:value="Sim" table:operator="="/>
              <table:filter-condition table:field-number="3" table:value="Sim" table:operator="="/>
            </table:filter-and>
          </table:filter>
        </table:database-range>
        <table:database-range table:name="__Anonymous_Sheet_DB__4" table:target-range-address="Planilha5.A1:Planilha5.M9" table:orientation="column"/>
      </table:database-ranges>
      <table:data-pilot-tables>
        <table:data-pilot-table table:name="DataPilot1" table:application-data="" table:target-range-address="'Tabela dinâmica_links_com_ordenacoes_v1_1'.A1:'Tabela dinâmica_links_com_ordenacoes_v1_1'.C315" table:buttons="'Tabela dinâmica_links_com_ordenacoes_v1_1'.A1 'Tabela dinâmica_links_com_ordenacoes_v1_1'.B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row" table:used-hierarchy="0" table:function="auto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Tabela dinâmica_links_com_ordenacoes_v1_2'.A1:'Tabela dinâmica_links_com_ordenacoes_v1_2'.B124" table:buttons="'Tabela dinâmica_links_com_ordenacoes_v1_2'.A1" table:show-filter-button="false" table:drill-down-on-double-click="false">
          <table:source-cell-range table:cell-range-address="links_com_ordenacoes_v1.A1:links_com_ordenacoes_v1.B55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°" table:orientation="row" table:used-hierarchy="0" table:function="auto">
            <table:data-pilot-level table:show-empty="false" calcext:repeat-item-labels="false">
              <table:data-pilot-members>
                <table:data-pilot-member table:name="12" table:display="true" table:show-details="true"/>
                <table:data-pilot-member table:name="14" table:display="true" table:show-details="true"/>
                <table:data-pilot-member table:name="18" table:display="true" table:show-details="true"/>
                <table:data-pilot-member table:name="44" table:display="true" table:show-details="true"/>
                <table:data-pilot-member table:name="68" table:display="true" table:show-details="true"/>
                <table:data-pilot-member table:name="106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75" table:display="true" table:show-details="true"/>
                <table:data-pilot-member table:name="192" table:display="true" table:show-details="true"/>
                <table:data-pilot-member table:name="224" table:display="true" table:show-details="true"/>
                <table:data-pilot-member table:name="233" table:display="true" table:show-details="true"/>
                <table:data-pilot-member table:name="266" table:display="true" table:show-details="true"/>
                <table:data-pilot-member table:name="269" table:display="true" table:show-details="true"/>
                <table:data-pilot-member table:name="298" table:display="true" table:show-details="true"/>
                <table:data-pilot-member table:name="308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62" table:display="true" table:show-details="true"/>
                <table:data-pilot-member table:name="420" table:display="true" table:show-details="true"/>
                <table:data-pilot-member table:name="436" table:display="true" table:show-details="true"/>
                <table:data-pilot-member table:name="581" table:display="true" table:show-details="true"/>
                <table:data-pilot-member table:name="587" table:display="true" table:show-details="true"/>
                <table:data-pilot-member table:name="589" table:display="true" table:show-details="true"/>
                <table:data-pilot-member table:name="611" table:display="true" table:show-details="true"/>
                <table:data-pilot-member table:name="630" table:display="true" table:show-details="true"/>
                <table:data-pilot-member table:name="636" table:display="true" table:show-details="true"/>
                <table:data-pilot-member table:name="662" table:display="true" table:show-details="true"/>
                <table:data-pilot-member table:name="687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52" table:display="true" table:show-details="true"/>
                <table:data-pilot-member table:name="812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79" table:display="true" table:show-details="true"/>
                <table:data-pilot-member table:name="901" table:display="true" table:show-details="true"/>
                <table:data-pilot-member table:name="923" table:display="true" table:show-details="true"/>
                <table:data-pilot-member table:name="949" table:display="true" table:show-details="true"/>
                <table:data-pilot-member table:name="978" table:display="true" table:show-details="true"/>
                <table:data-pilot-member table:name="987" table:display="true" table:show-details="true"/>
                <table:data-pilot-member table:name="991" table:display="true" table:show-details="true"/>
                <table:data-pilot-member table:name="1004" table:display="true" table:show-details="true"/>
                <table:data-pilot-member table:name="1007" table:display="true" table:show-details="true"/>
                <table:data-pilot-member table:name="1015" table:display="true" table:show-details="true"/>
                <table:data-pilot-member table:name="1031" table:display="true" table:show-details="true"/>
                <table:data-pilot-member table:name="1065" table:display="true" table:show-details="true"/>
                <table:data-pilot-member table:name="1076" table:display="true" table:show-details="true"/>
                <table:data-pilot-member table:name="1086" table:display="true" table:show-details="true"/>
                <table:data-pilot-member table:name="1094" table:display="true" table:show-details="true"/>
                <table:data-pilot-member table:name="1095" table:display="true" table:show-details="true"/>
                <table:data-pilot-member table:name="1098" table:display="true" table:show-details="true"/>
                <table:data-pilot-member table:name="1100" table:display="true" table:show-details="true"/>
                <table:data-pilot-member table:name="1111" table:display="true" table:show-details="true"/>
                <table:data-pilot-member table:name="1116" table:display="true" table:show-details="true"/>
                <table:data-pilot-member table:name="1120" table:display="true" table:show-details="true"/>
                <table:data-pilot-member table:name="1122" table:display="true" table:show-details="true"/>
                <table:data-pilot-member table:name="1156" table:display="true" table:show-details="true"/>
                <table:data-pilot-member table:name="1168" table:display="true" table:show-details="true"/>
                <table:data-pilot-member table:name="1171" table:display="true" table:show-details="true"/>
                <table:data-pilot-member table:name="1208" table:display="true" table:show-details="true"/>
                <table:data-pilot-member table:name="1218" table:display="true" table:show-details="true"/>
                <table:data-pilot-member table:name="1220" table:display="true" table:show-details="true"/>
                <table:data-pilot-member table:name="1229" table:display="true" table:show-details="true"/>
                <table:data-pilot-member table:name="1236" table:display="true" table:show-details="true"/>
                <table:data-pilot-member table:name="1256" table:display="true" table:show-details="true"/>
                <table:data-pilot-member table:name="1260" table:display="true" table:show-details="true"/>
                <table:data-pilot-member table:name="1263" table:display="true" table:show-details="true"/>
                <table:data-pilot-member table:name="1266" table:display="true" table:show-details="true"/>
                <table:data-pilot-member table:name="1269" table:display="true" table:show-details="true"/>
                <table:data-pilot-member table:name="1273" table:display="true" table:show-details="true"/>
                <table:data-pilot-member table:name="1275" table:display="true" table:show-details="true"/>
                <table:data-pilot-member table:name="1295" table:display="true" table:show-details="true"/>
                <table:data-pilot-member table:name="1296" table:display="true" table:show-details="true"/>
                <table:data-pilot-member table:name="1302" table:display="true" table:show-details="true"/>
                <table:data-pilot-member table:name="1311" table:display="true" table:show-details="true"/>
                <table:data-pilot-member table:name="1315" table:display="true" table:show-details="true"/>
                <table:data-pilot-member table:name="1324" table:display="true" table:show-details="true"/>
                <table:data-pilot-member table:name="1326" table:display="true" table:show-details="true"/>
                <table:data-pilot-member table:name="1327" table:display="true" table:show-details="true"/>
                <table:data-pilot-member table:name="1328" table:display="true" table:show-details="true"/>
                <table:data-pilot-member table:name="1332" table:display="true" table:show-details="true"/>
                <table:data-pilot-member table:name="1336" table:display="true" table:show-details="true"/>
                <table:data-pilot-member table:name="1357" table:display="true" table:show-details="true"/>
                <table:data-pilot-member table:name="1364" table:display="true" table:show-details="true"/>
                <table:data-pilot-member table:name="1365" table:display="true" table:show-details="true"/>
                <table:data-pilot-member table:name="1367" table:display="true" table:show-details="true"/>
                <table:data-pilot-member table:name="1369" table:display="true" table:show-details="true"/>
                <table:data-pilot-member table:name="1371" table:display="true" table:show-details="true"/>
                <table:data-pilot-member table:name="1394" table:display="true" table:show-details="true"/>
                <table:data-pilot-member table:name="1399" table:display="true" table:show-details="true"/>
                <table:data-pilot-member table:name="1411" table:display="true" table:show-details="true"/>
                <table:data-pilot-member table:name="1432" table:display="true" table:show-details="true"/>
                <table:data-pilot-member table:name="1434" table:display="true" table:show-details="true"/>
                <table:data-pilot-member table:name="1480" table:display="true" table:show-details="true"/>
                <table:data-pilot-member table:name="1505" table:display="true" table:show-details="true"/>
                <table:data-pilot-member table:name="1513" table:display="true" table:show-details="true"/>
                <table:data-pilot-member table:name="1561" table:display="true" table:show-details="true"/>
                <table:data-pilot-member table:name="1564" table:display="true" table:show-details="true"/>
                <table:data-pilot-member table:name="1576" table:display="true" table:show-details="true"/>
                <table:data-pilot-member table:name="1609" table:display="true" table:show-details="true"/>
                <table:data-pilot-member table:name="1613" table:display="true" table:show-details="true"/>
                <table:data-pilot-member table:name="1614" table:display="true" table:show-details="true"/>
                <table:data-pilot-member table:name="1617" table:display="true" table:show-details="true"/>
                <table:data-pilot-member table:name="1634" table:display="true" table:show-details="true"/>
                <table:data-pilot-member table:name="1649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8" table:display="true" table:show-details="true"/>
                <table:data-pilot-member table:name="1662" table:display="true" table:show-details="true"/>
                <table:data-pilot-member table:name="1695" table:display="true" table:show-details="true"/>
                <table:data-pilot-member table:name="1704" table:display="true" table:show-details="true"/>
                <table:data-pilot-member table:name="1748" table:display="true" table:show-details="true"/>
                <table:data-pilot-member table:name="1752" table:display="true" table:show-details="true"/>
                <table:data-pilot-member table:name="1753" table:display="true" table:show-details="true"/>
                <table:data-pilot-member table:name="1785" table:display="true" table:show-details="true"/>
                <table:data-pilot-member table:name="1801" table:display="true" table:show-details="true"/>
                <table:data-pilot-member table:name="1812" table:display="true" table:show-details="true"/>
                <table:data-pilot-member table:name="1817" table:display="true" table:show-details="true"/>
                <table:data-pilot-member table:name="1827" table:display="true" table:show-details="true"/>
                <table:data-pilot-member table:name="1830" table:display="true" table:show-details="true"/>
                <table:data-pilot-member table:name="18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minho" table:orientation="data" table:used-hierarchy="0" table:function="count">
            <table:data-pilot-level table:show-empty="false" calcext:repeat-item-labels="false">
              <table:data-pilot-members>
                <table:data-pilot-member table:name="20161-LojaOnLine/src/br/javaweb/util/ComparadorProdutos.java" table:display="true" table:show-details="true"/>
                <table:data-pilot-member table:name="ANPR-Loja/src/net/sourceforge/vietocr/PdfUtilities.java" table:display="true" table:show-details="true"/>
                <table:data-pilot-member table:name="APD3_Loja/src/main/webapp/js/jquery-2.0.0.min.js" table:display="true" table:show-details="true"/>
                <table:data-pilot-member table:name="bcb2/sources/neo/ClienteBCB.java" table:display="true" table:show-details="true"/>
                <table:data-pilot-member table:name="Caixa-Loja/CaixaLoja/src/relatorios/RelatorioClientes1.java" table:display="true" table:show-details="true"/>
                <table:data-pilot-member table:name="Caixa-Loja/CaixaLoja/src/relatorios/RelatorioClientesQuitados.java" table:display="true" table:show-details="true"/>
                <table:data-pilot-member table:name="Caixa-Loja/CaixaLoja/src/relatorios/RelatorioEstoque.java" table:display="true" table:show-details="true"/>
                <table:data-pilot-member table:name="Caixa-Loja/CaixaLoja/src/TelasSistema/CadastroProdutos.java" table:display="true" table:show-details="true"/>
                <table:data-pilot-member table:name="Caixa-Loja/CaixaLoja/src/TelasSistema/ContasReceber.java" table:display="true" table:show-details="true"/>
                <table:data-pilot-member table:name="Caixa-Loja/CaixaLoja/src/TelasSistema/SelecionarContasDatas.java" table:display="true" table:show-details="true"/>
                <table:data-pilot-member table:name="Caixa-Loja/CaixaLoja/src/TelasSistema/VendasCrediario.java" table:display="true" table:show-details="true"/>
                <table:data-pilot-member table:name="cliente/Cliente/baseTipos/seg0/c230.dat" table:display="true" table:show-details="true"/>
                <table:data-pilot-member table:name="ClienteAdmin/build/web/bower_components/flot.tooltip/js/excanvas.min.js" table:display="true" table:show-details="true"/>
                <table:data-pilot-member table:name="ClienteAdmin/build/web/bower_components/flot/excanvas.min.js" table:display="true" table:show-details="true"/>
                <table:data-pilot-member table:name="ClienteAdmin/build/web/bower_components/jquery/src/sizzle/dist/sizzle.min.js" table:display="true" table:show-details="true"/>
                <table:data-pilot-member table:name="ClienteAdmin/web/bower_components/flot.tooltip/js/excanvas.min.js" table:display="true" table:show-details="true"/>
                <table:data-pilot-member table:name="ClienteAdmin/web/bower_components/flot/excanvas.min.js" table:display="true" table:show-details="true"/>
                <table:data-pilot-member table:name="ClienteAdmin/web/bower_components/jquery/src/sizzle/dist/sizzle.min.js" table:display="true" table:show-details="true"/>
                <table:data-pilot-member table:name="clienteafirma-external/afirma-lib-itext-android/src/main/java/com/aowagie/text/pdf/internal/PdfVersionImp.java" table:display="true" table:show-details="true"/>
                <table:data-pilot-member table:name="clienteafirma-external/afirma-lib-itext-android/src/main/java/com/aowagie/text/pdf/PdfNameTree.java" table:display="true" table:show-details="true"/>
                <table:data-pilot-member table:name="clienteafirma-external/afirma-lib-itext-android/src/main/java/com/aowagie/text/pdf/PdfReader.java" table:display="true" table:show-details="true"/>
                <table:data-pilot-member table:name="clienteafirma-external/afirma-lib-itext-android/src/main/java/com/aowagie/text/xml/XmlDomWriter.java" table:display="true" table:show-details="true"/>
                <table:data-pilot-member table:name="clienteafirma-external/afirma-lib-itext/src/main/java/com/aowagie/text/pdf/internal/PdfVersionImp.java" table:display="true" table:show-details="true"/>
                <table:data-pilot-member table:name="clienteafirma-external/afirma-lib-itext/src/main/java/com/aowagie/text/pdf/PdfNameTree.java" table:display="true" table:show-details="true"/>
                <table:data-pilot-member table:name="clienteafirma-external/afirma-lib-itext/src/main/java/com/aowagie/text/pdf/PdfReader.java" table:display="true" table:show-details="true"/>
                <table:data-pilot-member table:name="clienteafirma-external/afirma-lib-itext/src/main/java/com/aowagie/text/xml/XmlDomWriter.java" table:display="true" table:show-details="true"/>
                <table:data-pilot-member table:name="clienteafirma/afirma-core-keystores/src/main/java/es/gob/afirma/keystores/main/common/KeyStoreUtilities.java" table:display="true" table:show-details="true"/>
                <table:data-pilot-member table:name="clienteafirma/afirma-ui-core-jse-keystores/src/main/java/es/gob/afirma/ui/core/jse/certificateselection/CertificateSelectionDialog.java" table:display="true" table:show-details="true"/>
                <table:data-pilot-member table:name="clienteAfirmaV16/afirma-ui-core-jse-keystores/src/main/java/es/gob/afirma/ui/core/jse/certificateselection/CertificateSelectionDialog.java" table:display="true" table:show-details="true"/>
                <table:data-pilot-member table:name="ClienteConvertido/src/main/java/com/eng/renan/clienteconvertido/dao/LojaDao.java" table:display="true" table:show-details="true"/>
                <table:data-pilot-member table:name="ClienteConvertido/src/main/java/com/eng/renan/clienteconvertido/dao/ProdutoDao.java" table:display="true" table:show-details="true"/>
                <table:data-pilot-member table:name="ClienteConvertido/src/main/java/com/eng/renan/clienteconvertido/dao/VendedorDao.java" table:display="true" table:show-details="true"/>
                <table:data-pilot-member table:name="ClienteConvertidoDesktop/src/main/java/com/eng/renan/clienteconvertidodesktop/dao/ProdutoDao.java" table:display="true" table:show-details="true"/>
                <table:data-pilot-member table:name="ClienteConvertidoDesktop/src/main/java/com/eng/renan/clienteconvertidodesktop/dao/VendedorDao.java" table:display="true" table:show-details="true"/>
                <table:data-pilot-member table:name="ClienteExternalV16/afirma-lib-itext-android/trunk/src/main/java/com/aowagie/text/pdf/internal/PdfVersionImp.java" table:display="true" table:show-details="true"/>
                <table:data-pilot-member table:name="ClienteExternalV16/afirma-lib-itext-android/trunk/src/main/java/com/aowagie/text/pdf/PdfNameTree.java" table:display="true" table:show-details="true"/>
                <table:data-pilot-member table:name="ClienteExternalV16/afirma-lib-itext-android/trunk/src/main/java/com/aowagie/text/pdf/PdfReader.java" table:display="true" table:show-details="true"/>
                <table:data-pilot-member table:name="ClienteExternalV16/afirma-lib-itext-android/trunk/src/main/java/com/aowagie/text/xml/XmlDomWriter.java" table:display="true" table:show-details="true"/>
                <table:data-pilot-member table:name="ClienteExternalV16/afirma-lib-itext/trunk/src/main/java/com/aowagie/text/pdf/internal/PdfVersionImp.java" table:display="true" table:show-details="true"/>
                <table:data-pilot-member table:name="ClienteExternalV16/afirma-lib-itext/trunk/src/main/java/com/aowagie/text/pdf/PdfNameTree.java" table:display="true" table:show-details="true"/>
                <table:data-pilot-member table:name="ClienteExternalV16/afirma-lib-itext/trunk/src/main/java/com/aowagie/text/pdf/PdfReader.java" table:display="true" table:show-details="true"/>
                <table:data-pilot-member table:name="ClienteExternalV16/afirma-lib-itext/trunk/src/main/java/com/aowagie/text/xml/XmlDomWriter.java" table:display="true" table:show-details="true"/>
                <table:data-pilot-member table:name="ClienteP3.b/src/main/java/br/usjt/arqdesis/clientep3/model/Cliente.java" table:display="true" table:show-details="true"/>
                <table:data-pilot-member table:name="ClienteP3/app/src/main/java/br/usjt/arqdsis/clientep3/model/Cliente.java" table:display="true" table:show-details="true"/>
                <table:data-pilot-member table:name="ClienteReceptivoSky_2/src/java/dao/TipoOcorrenciaDAO.java" table:display="true" table:show-details="true"/>
                <table:data-pilot-member table:name="ClienteServidor_Trabalho3/CODIGO_PROJETO/mysql-connector-java-5.1.40/src/com/mysql/jdbc/DatabaseMetaData.java" table:display="true" table:show-details="true"/>
                <table:data-pilot-member table:name="ClienteServidor_Trabalho3/CODIGO_PROJETO/mysql-connector-java-5.1.40/src/testsuite/fabric/jdbc/TestHABasics.java" table:display="true" table:show-details="true"/>
                <table:data-pilot-member table:name="ClienteServidor_Trabalho3/CODIGO_PROJETO/mysql-connector-java-5.1.40/src/testsuite/fabric/TestDumpCommands.java" table:display="true" table:show-details="true"/>
                <table:data-pilot-member table:name="ClienteServidor_Trabalho3/CODIGO_PROJETO/src/dao/PessoaDAO.java" table:display="true" table:show-details="true"/>
                <table:data-pilot-member table:name="ClienteSI2017-master/app/src/main/java/br/usjt/ftce/arqdesis/clientesi/Cliente.java" table:display="true" table:show-details="true"/>
                <table:data-pilot-member table:name="ClienteSI2017-master1/app/src/main/java/br/usjt/ftce/arqdesis/clientesi/Cliente.java" table:display="true" table:show-details="true"/>
                <table:data-pilot-member table:name="ClienteSI2017-master2/app/src/main/java/br/usjt/ftce/arqdesis/clientesi/Cliente.java" table:display="true" table:show-details="true"/>
                <table:data-pilot-member table:name="ClienteSISVAN/build/deploy/resources/DB/SISVAN/seg0/c230.dat" table:display="true" table:show-details="true"/>
                <table:data-pilot-member table:name="ClienteSISVAN/build/deploy/resources/GraficasJs/DB/SISVAN/seg0/c230.dat" table:display="true" table:show-details="true"/>
                <table:data-pilot-member table:name="ClienteSISVAN/build/dist/resources/DB/SISVAN/seg0/c230.dat" table:display="true" table:show-details="true"/>
                <table:data-pilot-member table:name="ClienteSISVAN/build/dist/resources/GraficasJs/DB/SISVAN/seg0/c230.dat" table:display="true" table:show-details="true"/>
                <table:data-pilot-member table:name="ClienteSISVAN/resources/DB/SISVAN/seg0/c230.dat" table:display="true" table:show-details="true"/>
                <table:data-pilot-member table:name="ClienteV1_SQLite-master/app/src/main/java/br/usjt/ftce/desmob/clientev1/model/Cliente.java" table:display="true" table:show-details="true"/>
                <table:data-pilot-member table:name="ClienteV1-master-master/app/src/main/java/br/usjt/ftce/desmob/clientev1/Cliente.java" table:display="true" table:show-details="true"/>
                <table:data-pilot-member table:name="ClienteV1-master-sqlite/app/src/main/java/br/usjt/ftce/desmob/clientev1/Cliente.java" table:display="true" table:show-details="true"/>
                <table:data-pilot-member table:name="ClienteV1/app/src/main/java/br/usjt/ftce/desmob/clientev1/Cliente.java" table:display="true" table:show-details="true"/>
                <table:data-pilot-member table:name="ClienteV1Exercicios/app/src/main/java/app/projeto/clientev1exercicios/model/Cliente.java" table:display="true" table:show-details="true"/>
                <table:data-pilot-member table:name="CMP1138/Ex01/src/PessoaDAO.java" table:display="true" table:show-details="true"/>
                <table:data-pilot-member table:name="CMP1138/ExemploCrudFX/src/com/exemplocrudfx/dao/BancosDeDadosDAO.java" table:display="true" table:show-details="true"/>
                <table:data-pilot-member table:name="CMP1138/trabalho2/src/dao/PessoaDAO.java" table:display="true" table:show-details="true"/>
                <table:data-pilot-member table:name="Dicom/src/main/java/org/weasis/dicom/mf/Patient.java" table:display="true" table:show-details="true"/>
                <table:data-pilot-member table:name="frente-loja/src/main/webapp/js/dataTables.min.js" table:display="true" table:show-details="true"/>
                <table:data-pilot-member table:name="frente-loja/src/main/webapp/js/jquery-2.1.1.min.js" table:display="true" table:show-details="true"/>
                <table:data-pilot-member table:name="gestorloja/src/main/java/br/com/marcospcruz/gestorloja/model/Fabricante.java" table:display="true" table:show-details="true"/>
                <table:data-pilot-member table:name="gestorloja/src/main/java/br/com/marcospcruz/gestorloja/model/ItemEstoque.java" table:display="true" table:show-details="true"/>
                <table:data-pilot-member table:name="gestorloja/src/main/java/br/com/marcospcruz/gestorloja/model/PerfilUsuario.java" table:display="true" table:show-details="true"/>
                <table:data-pilot-member table:name="Java-LojaBackend/src/main/java/jdc/loja/repositories/CidadeRepository.java" table:display="true" table:show-details="true"/>
                <table:data-pilot-member table:name="Java-LojaBackend/src/main/java/jdc/loja/repositories/EstadoRepository.java" table:display="true" table:show-details="true"/>
                <table:data-pilot-member table:name="Java-LojaBackend/src/main/java/jdc/loja/services/EstadoService.java" table:display="true" table:show-details="true"/>
                <table:data-pilot-member table:name="java-music-shop/src/br/com/people/musicshop/dao/CategoriaDAO.java" table:display="true" table:show-details="true"/>
                <table:data-pilot-member table:name="java-music-shop/src/br/com/people/musicshop/dao/ClienteDAO.java" table:display="true" table:show-details="true"/>
                <table:data-pilot-member table:name="java-music-shop/src/br/com/people/musicshop/dao/ProdutoDAO.java" table:display="true" table:show-details="true"/>
                <table:data-pilot-member table:name="java-music-shop/src/br/com/people/musicshop/test/TestarListarTodos.java" table:display="true" table:show-details="true"/>
                <table:data-pilot-member table:name="java-music-shop/src/br/com/people/musicshop/test/TestarPesquisar.java" table:display="true" table:show-details="true"/>
                <table:data-pilot-member table:name="jornada-loja-virtual/WebContent/resources/js/jquery-1.11.3.min.js" table:display="true" table:show-details="true"/>
                <table:data-pilot-member table:name="Loja_De_Leiloes/Loja_De_Leiloes/src/java/Bean/UserController.java" table:display="true" table:show-details="true"/>
                <table:data-pilot-member table:name="Loja_EJB/Loja-WEB/web/resources/js/jquery-1.6.1.min.js" table:display="true" table:show-details="true"/>
                <table:data-pilot-member table:name="loja_ionic/src/main/java/br/com/lojaudemy/lojabackend/repository/EstadoRepository.java" table:display="true" table:show-details="true"/>
                <table:data-pilot-member table:name="loja_ionic/src/main/java/br/com/lojaudemy/lojabackend/service/EstadoService.java" table:display="true" table:show-details="true"/>
                <table:data-pilot-member table:name="Loja_J/src/loja/j/ComparadorClientePorNome.java" table:display="true" table:show-details="true"/>
                <table:data-pilot-member table:name="Loja_J/src/loja/j/ComparadorProdutoPorNome.java" table:display="true" table:show-details="true"/>
                <table:data-pilot-member table:name="Loja_J/src/loja/j/Produto.java" table:display="true" table:show-details="true"/>
                <table:data-pilot-member table:name="loja_virtual/WebContent/resources/js/jquery-latest.js" table:display="true" table:show-details="true"/>
                <table:data-pilot-member table:name="loja-informatica/loja/src/main/resource/sql/postgresql-select-tables-schema.sql" table:display="true" table:show-details="true"/>
                <table:data-pilot-member table:name="loja-informatica/src/main/webapp/js/libs/backbone.js/backbone-min.js" table:display="true" table:show-details="true"/>
                <table:data-pilot-member table:name="loja-informatica/src/main/webapp/js/libs/underscore.js/underscore-min.js" table:display="true" table:show-details="true"/>
                <table:data-pilot-member table:name="loja-informatica/src/main/webapp/js/libs/underscore.js/underscore.js" table:display="true" table:show-details="true"/>
                <table:data-pilot-member table:name="loja-movel/target/cucumber-report/jquery-1.8.2.min.js" table:display="true" table:show-details="true"/>
                <table:data-pilot-member table:name="Loja-online/B/h2/docs/html/advanced.html" table:display="true" table:show-details="true"/>
                <table:data-pilot-member table:name="Loja-online/B/h2/docs/html/index.js" table:display="true" table:show-details="true"/>
                <table:data-pilot-member table:name="Loja-online/B/h2/docs/html/roadmap.html" table:display="true" table:show-details="true"/>
                <table:data-pilot-member table:name="Loja-online/B/h2/src/docsrc/html/roadmap.html" table:display="true" table:show-details="true"/>
                <table:data-pilot-member table:name="Loja-online/B/h2/src/docsrc/text/_docs_en.utf8.txt" table:display="true" table:show-details="true"/>
                <table:data-pilot-member table:name="Loja-online/B/h2/src/docsrc/text/_docs_ja.utf8.txt" table:display="true" table:show-details="true"/>
                <table:data-pilot-member table:name="Loja-online/B/h2/src/docsrc/textbase/_docs_en.properties" table:display="true" table:show-details="true"/>
                <table:data-pilot-member table:name="Loja-online/B/h2/src/main/org/h2/mvstore/type/ObjectDataType.java" table:display="true" table:show-details="true"/>
                <table:data-pilot-member table:name="Loja-online/B/h2/src/main/org/h2/result/SortOrder.java" table:display="true" table:show-details="true"/>
                <table:data-pilot-member table:name="Loja-online/B/h2/src/main/org/h2/table/MetaTable.java" table:display="true" table:show-details="true"/>
                <table:data-pilot-member table:name="Loja-online/B/h2/src/main/org/h2/value/ValueJavaObject.java" table:display="true" table:show-details="true"/>
                <table:data-pilot-member table:name="Loja-online/B/h2/src/test/org/h2/test/db/TestCases.java" table:display="true" table:show-details="true"/>
                <table:data-pilot-member table:name="Loja-online/B/h2/src/test/org/h2/test/db/TestCluster.java" table:display="true" table:show-details="true"/>
                <table:data-pilot-member table:name="Loja-online/B/h2/src/test/org/h2/test/db/TestIndex.java" table:display="true" table:show-details="true"/>
                <table:data-pilot-member table:name="Loja-online/B/h2/src/test/org/h2/test/db/TestOptimizations.java" table:display="true" table:show-details="true"/>
                <table:data-pilot-member table:name="Loja-online/B/h2/src/test/org/h2/test/db/TestSequence.java" table:display="true" table:show-details="true"/>
                <table:data-pilot-member table:name="Loja-online/B/h2/src/test/org/h2/test/db/TestView.java" table:display="true" table:show-details="true"/>
                <table:data-pilot-member table:name="Loja-online/B/h2/src/test/org/h2/test/jdbc/TestJavaObject.java" table:display="true" table:show-details="true"/>
                <table:data-pilot-member table:name="Loja-online/B/h2/src/test/org/h2/test/scripts/functions/aggregate/median.sql" table:display="true" table:show-details="true"/>
                <table:data-pilot-member table:name="Loja-online/B/h2/src/test/org/h2/test/scripts/functions/numeric/abs.sql" table:display="true" table:show-details="true"/>
                <table:data-pilot-member table:name="Loja-online/B/h2/src/test/org/h2/test/scripts/functions/system/table.sql" table:display="true" table:show-details="true"/>
                <table:data-pilot-member table:name="Loja-online/B/h2/src/test/org/h2/test/scripts/testScript.sql" table:display="true" table:show-details="true"/>
                <table:data-pilot-member table:name="Loja-online/B/h2/src/test/org/h2/test/server/TestInit.java" table:display="true" table:show-details="true"/>
                <table:data-pilot-member table:name="Loja-online/B/h2/src/test/org/h2/test/store/TestMVTableEngine.java" table:display="true" table:show-details="true"/>
                <table:data-pilot-member table:name="Loja-online/B/h2/src/test/org/h2/test/synth/TestCrashAPI.java" table:display="true" table:show-details="true"/>
                <table:data-pilot-member table:name="Loja-online/B/h2/src/tools/org/h2/build/BuildBase.java" table:display="true" table:show-details="true"/>
                <table:data-pilot-member table:name="Loja-online/B/h2/src/tools/org/h2/build/doclet/Doclet.java" table:display="true" table:show-details="true"/>
                <table:data-pilot-member table:name="Loja-online/B/h2/src/tools/org/h2/build/indexer/Indexer.java" table:display="true" table:show-details="true"/>
                <table:data-pilot-member table:name="Loja-online/B/h2/src/tools/org/h2/jaqu/TableInspector.java" table:display="true" table:show-details="true"/>
                <table:data-pilot-member table:name="Loja-online/B/h2/src/tools/org/h2/java/JavaParser.java" table:display="true" table:show-details="true"/>
                <table:data-pilot-member table:name="loja-repository/loja/src/br/com/guacom/modelo/loja/Produto.java" table:display="true" table:show-details="true"/>
                <table:data-pilot-member table:name="loja-struts.netbeans/src/java/com/unasp/forms/Produto.java" table:display="true" table:show-details="true"/>
                <table:data-pilot-member table:name="Loja-Virtual-Trator/tratorweb/src/main/java/com/agrofauna/tratorweb/model/ClienteCultura.java" table:display="true" table:show-details="true"/>
                <table:data-pilot-member table:name="Loja-Virtual-Trator/tratorweb/src/main/java/com/agrofauna/tratorweb/model/ClienteFabricante.java" table:display="true" table:show-details="true"/>
                <table:data-pilot-member table:name="Loja-Virtual-Trator/tratorweb/src/main/java/com/agrofauna/tratorweb/model/ClienteProduto.java" table:display="true" table:show-details="true"/>
                <table:data-pilot-member table:name="Loja-Virtual-Trator/tratorweb/src/main/java/com/agrofauna/tratorweb/model/Cultura.java" table:display="true" table:show-details="true"/>
                <table:data-pilot-member table:name="Loja-Virtual-Trator/tratorweb/src/main/java/com/agrofauna/tratorweb/model/Fabricante.java" table:display="true" table:show-details="true"/>
                <table:data-pilot-member table:name="Loja-Virtual-Trator/tratorweb/src/main/java/com/agrofauna/tratorweb/model/Produto.java" table:display="true" table:show-details="true"/>
                <table:data-pilot-member table:name="loja-virtual/.git/index" table:display="true" table:show-details="true"/>
                <table:data-pilot-member table:name="loja-virtual/gwtprojeto/gwt-unitCache/gwt-unitCache-0000013851EB043F" table:display="true" table:show-details="true"/>
                <table:data-pilot-member table:name="loja-virtual/hsqldb-2.4.0/hsqldb/doc/apidocs/index-all.html" table:display="true" table:show-details="true"/>
                <table:data-pilot-member table:name="loja-virtual/hsqldb-2.4.0/hsqldb/doc/apidocs/org/hsqldb/jdbc/JDBCDatabaseMetaData.html" table:display="true" table:show-details="true"/>
                <table:data-pilot-member table:name="loja-virtual/hsqldb-2.4.0/hsqldb/doc/odbc.txt" table:display="true" table:show-details="true"/>
                <table:data-pilot-member table:name="loja-virtual/hsqldb-2.4.0/hsqldb/src/org/hsqldb/test/TestLikePredicateOptimizations.java" table:display="true" table:show-details="true"/>
                <table:data-pilot-member table:name="loja-virtual/hsqldb-2.4.0/hsqldb/src/org/hsqldb/test/TestSubselect.java" table:display="true" table:show-details="true"/>
                <table:data-pilot-member table:name="loja-virtual/hsqldb-2.4.0/hsqldb/testrun/hsqldb/TestSelf.txt" table:display="true" table:show-details="true"/>
                <table:data-pilot-member table:name="loja-virtual/hsqldb-2.4.0/hsqldb/testrun/hsqldb/TestSelfGroupBy.txt" table:display="true" table:show-details="true"/>
                <table:data-pilot-member table:name="loja-virtual/hsqldb-2.4.0/hsqldb/testrun/hsqldb/TestSelfSubselects.txt" table:display="true" table:show-details="true"/>
                <table:data-pilot-member table:name="loja-virtual/src/br/com/alura/javaEJdbcTrabalhandoComBancoDeDadosDAO/CategoriasDAO.java" table:display="true" table:show-details="true"/>
                <table:data-pilot-member table:name="loja-virtual/src/br/com/dev/jdbc/dao/CategoriasDAO.java" table:display="true" table:show-details="true"/>
                <table:data-pilot-member table:name="loja-virtual/src/CategoriasDAO.java" table:display="true" table:show-details="true"/>
                <table:data-pilot-member table:name="loja-virtual/src/main/java/com/guilherme/lojavirtual/repositories/EstadoRepository.java" table:display="true" table:show-details="true"/>
                <table:data-pilot-member table:name="loja-virtual/src/main/java/com/guilherme/lojavirtual/services/EstadoService.java" table:display="true" table:show-details="true"/>
                <table:data-pilot-member table:name="Loja-Virtual/src/main/java/persistencia/PessoaDAO.java" table:display="true" table:show-details="true"/>
                <table:data-pilot-member table:name="Loja-Virtual/src/main/java/persistencia/ProdutoDAO.java" table:display="true" table:show-details="true"/>
                <table:data-pilot-member table:name="LOJA/build/web/WEB-INF/classes/commons-io-2.5-src/src/main/java/org/apache/commons/io/comparator/NameFileComparator.java" table:display="true" table:show-details="true"/>
                <table:data-pilot-member table:name="LOJA/build/web/WEB-INF/classes/commons-io-2.5-src/src/main/java/org/apache/commons/io/comparator/package.html" table:display="true" table:show-details="true"/>
                <table:data-pilot-member table:name="LOJA/lib/commons-io-2.5-src/src/main/java/org/apache/commons/io/comparator/NameFileComparator.java" table:display="true" table:show-details="true"/>
                <table:data-pilot-member table:name="LOJA/lib/commons-io-2.5-src/src/main/java/org/apache/commons/io/comparator/package.html" table:display="true" table:show-details="true"/>
                <table:data-pilot-member table:name="Loja/libs_projeto/mysql-connector-java-8.0.16/src/main/user-impl/java/com/mysql/cj/jdbc/DatabaseMetaData.java" table:display="true" table:show-details="true"/>
                <table:data-pilot-member table:name="Loja/libs_projeto/mysql-connector-java-8.0.16/src/test/java/testsuite/x/devapi/CollectionModifyTest.java" table:display="true" table:show-details="true"/>
                <table:data-pilot-member table:name="Loja/libs_projeto/mysql-connector-java-8.0.16/src/test/java/testsuite/x/devapi/CollectionRemoveTest.java" table:display="true" table:show-details="true"/>
                <table:data-pilot-member table:name="Loja/loja/LinhaFactura.java" table:display="true" table:show-details="true"/>
                <table:data-pilot-member table:name="loja/loja/src/main/java/br/com/loja/dao/Dao.java" table:display="true" table:show-details="true"/>
                <table:data-pilot-member table:name="loja/loja/src/main/java/br/unibh/loja/rest/MemberResourceRESTService.java" table:display="true" table:show-details="true"/>
                <table:data-pilot-member table:name="loja/loja/src/main/webapp/doc/swagger-ui-bundle.js" table:display="true" table:show-details="true"/>
                <table:data-pilot-member table:name="loja/loja/src/main/webapp/doc/swagger-ui-bundle.js.map" table:display="true" table:show-details="true"/>
                <table:data-pilot-member table:name="loja/loja/src/main/webapp/doc/swagger-ui-standalone-preset.js" table:display="true" table:show-details="true"/>
                <table:data-pilot-member table:name="loja/loja/src/main/webapp/doc/swagger-ui-standalone-preset.js.map" table:display="true" table:show-details="true"/>
                <table:data-pilot-member table:name="loja/loja/src/main/webapp/doc/swagger-ui.js" table:display="true" table:show-details="true"/>
                <table:data-pilot-member table:name="loja/loja/src/main/webapp/doc/swagger-ui.js.map" table:display="true" table:show-details="true"/>
                <table:data-pilot-member table:name="Loja/src/dataAccess/ClienteRepository.java" table:display="true" table:show-details="true"/>
                <table:data-pilot-member table:name="Loja/src/dataAccess/ProdutoRepository.java" table:display="true" table:show-details="true"/>
                <table:data-pilot-member table:name="loja/src/main/java/br/unibh/loja/rest/MemberResourceRESTService.java" table:display="true" table:show-details="true"/>
                <table:data-pilot-member table:name="loja/src/rc/unesp/br/lcp/dao/IEntity.java" table:display="true" table:show-details="true"/>
                <table:data-pilot-member table:name="loja2_novo/src/java/dao/ProdutoDAO.java" table:display="true" table:show-details="true"/>
                <table:data-pilot-member table:name="LojaBD/LojaBD/src/Interfaces/TelaClientes.java" table:display="true" table:show-details="true"/>
                <table:data-pilot-member table:name="LojaDaCuriosa/src/main/webapp/resources/js/jquery-3.2.1.js" table:display="true" table:show-details="true"/>
                <table:data-pilot-member table:name="LojaDeApps/src/br/ufla/dcc/ppoo/screens/TelaListarTodosApps.java" table:display="true" table:show-details="true"/>
                <table:data-pilot-member table:name="LojaDeApps/src/br/ufla/dcc/ppoo/users/Usuario.java" table:display="true" table:show-details="true"/>
                <table:data-pilot-member table:name="LojaDeBebidas/LojaDeBebidas/res/hsqldb/src/org/hsqldb/test/TestSubselect.java" table:display="true" table:show-details="true"/>
                <table:data-pilot-member table:name="LojaDeBebidas/LojaDeBebidas/res/hsqldb/testrun/hsqldb/TestSelf.txt" table:display="true" table:show-details="true"/>
                <table:data-pilot-member table:name="LojaDeBebidas/LojaDeBebidas/res/hsqldb/testrun/hsqldb/TestSelfSubselects.txt" table:display="true" table:show-details="true"/>
                <table:data-pilot-member table:name="lojadeconstrucao/dashboard/resources/js/jquery-2.1.1.min.js" table:display="true" table:show-details="true"/>
                <table:data-pilot-member table:name="lojadeconstrucao/dashboard/resources/js/ui-bootstrap-tpls-0.13.1.min.js" table:display="true" table:show-details="true"/>
                <table:data-pilot-member table:name="LojaDeInstrumentosMusicais/MadeInAstecProjeto/src/main/webapp/js/jquery-2.0.1.min.js" table:display="true" table:show-details="true"/>
                <table:data-pilot-member table:name="LojaDeRoupa/tela/src/Mock/mockProduto.java" table:display="true" table:show-details="true"/>
                <table:data-pilot-member table:name="LojaDeRoupa/tela/src/tela/TelaCliente.java" table:display="true" table:show-details="true"/>
                <table:data-pilot-member table:name="LojaGamer/criacaoBancoLojaXYZ.sql" table:display="true" table:show-details="true"/>
                <table:data-pilot-member table:name="lojagames/src/main/java/br/senac/tads4/piiv/controller/SiteController.java" table:display="true" table:show-details="true"/>
                <table:data-pilot-member table:name="lojagames/src/main/java/br/senac/tads4/piiv/repository/JogoRepository.java" table:display="true" table:show-details="true"/>
                <table:data-pilot-member table:name="lojagames/src/main/java/br/senac/tads4/piiv/repository/ProdutoRepository.java" table:display="true" table:show-details="true"/>
                <table:data-pilot-member table:name="LojaGuilherme/eclipse-workspace/Txvxv/src/br/ucsal/Produto.java" table:display="true" table:show-details="true"/>
                <table:data-pilot-member table:name="LojaJava/src/br/senac/rn/loja/model/Sexo.java" table:display="true" table:show-details="true"/>
                <table:data-pilot-member table:name="LojaMaio/java/persistencia/CidadeDAO.java" table:display="true" table:show-details="true"/>
                <table:data-pilot-member table:name="LojaMaio/java/persistencia/EstadoDAO.java" table:display="true" table:show-details="true"/>
                <table:data-pilot-member table:name="LojaMaio/java/persistencia/PessoaDAO.java" table:display="true" table:show-details="true"/>
                <table:data-pilot-member table:name="LojaMaio/java/persistencia/ProdutoDAO.java" table:display="true" table:show-details="true"/>
                <table:data-pilot-member table:name="LojaMobile-IonicSpring/AppMobileSpring/src/main/java/com/appmobilespring/repositories/EstadoRepository.java" table:display="true" table:show-details="true"/>
                <table:data-pilot-member table:name="LojaMobile-IonicSpring/AppMobileSpring/src/main/java/com/appmobilespring/services/EstadoService.java" table:display="true" table:show-details="true"/>
                <table:data-pilot-member table:name="lojamvn/models/estoquista/src/estoquistaPk/Estoquista.java" table:display="true" table:show-details="true"/>
                <table:data-pilot-member table:name="lojamvn/src/test/java/net/mybluemix/parteg/fornecedor/Estoquista.java" table:display="true" table:show-details="true"/>
                <table:data-pilot-member table:name="lojamvn/src/test/java/net/mybluemix/parteg/lote/Lote.java" table:display="true" table:show-details="true"/>
                <table:data-pilot-member table:name="lojamvn/src/test/java/net/mybluemix/parteg/materiaprima/MateriaPrima.java" table:display="true" table:show-details="true"/>
                <table:data-pilot-member table:name="lojamvn/src/test/java/net/mybluemix/parteg/produto/Produto.java" table:display="true" table:show-details="true"/>
                <table:data-pilot-member table:name="lojamvn/src/test/java/net/mybluemix/parteg/receita/Receita.java" table:display="true" table:show-details="true"/>
                <table:data-pilot-member table:name="lojaonline/app/src/main/java/com/android/lojaonline/basededados/ProdutosDB.java" table:display="true" table:show-details="true"/>
                <table:data-pilot-member table:name="LojaOnline/src/main/java/com/afrain/lojaonline/repositories/EstadoRepository.java" table:display="true" table:show-details="true"/>
                <table:data-pilot-member table:name="LojaOnline/src/main/java/com/afrain/lojaonline/services/EstadoService.java" table:display="true" table:show-details="true"/>
                <table:data-pilot-member table:name="lojaonline/web/js/jquery-3.1.0.min.js" table:display="true" table:show-details="true"/>
                <table:data-pilot-member table:name="LojaProduto/src/persistence/CategoriaDao.java" table:display="true" table:show-details="true"/>
                <table:data-pilot-member table:name="lojas-online-backend/src/main/java/com/nelioalves/cursomc/repositories/EstadoRepository.java" table:display="true" table:show-details="true"/>
                <table:data-pilot-member table:name="lojas-online-backend/src/main/java/com/nelioalves/cursomc/services/EstadoService.java" table:display="true" table:show-details="true"/>
                <table:data-pilot-member table:name="LojasCidadao/Aplicacao Android/BasicMapOnline/src/com/example/basicmaponline/Lojas.java" table:display="true" table:show-details="true"/>
                <table:data-pilot-member table:name="LojasCidadao/Aplicacao Android/BasicMapOnline/src/com/example/basicmaponline/Pesquisar.java" table:display="true" table:show-details="true"/>
                <table:data-pilot-member table:name="LojasCidadao/Aplicacao Android/BasicMapOnline/src/com/mlab/android/basicoverlays/PostgreSQL.java" table:display="true" table:show-details="true"/>
                <table:data-pilot-member table:name="LojasCidadao/Aplicacao Android/LojaCidadao/src/com/example/basicmaponline/Pesquisar.java" table:display="true" table:show-details="true"/>
                <table:data-pilot-member table:name="LojasCidadao/Aplicacao Android/LojaCidadao/src/com/mlab/android/basicoverlays/PostgreSQL.java" table:display="true" table:show-details="true"/>
                <table:data-pilot-member table:name="LojasCidadao/Aplicação Web/LojasCidadao/LojasCidadao/LojasCidadao/bin/Npgsql.pdb" table:display="true" table:show-details="true"/>
                <table:data-pilot-member table:name="LojaServico/src/main/java/persistencia/ProdutoDAO.java" table:display="true" table:show-details="true"/>
                <table:data-pilot-member table:name="lojaServicoSenac/src/persistencia/PessoaDAO.java" table:display="true" table:show-details="true"/>
                <table:data-pilot-member table:name="lojaServicoSenac/src/persistencia/ProdutoDAO.java" table:display="true" table:show-details="true"/>
                <table:data-pilot-member table:name="lojaServicoSenac/src/persistencia/ServicoDAO.java" table:display="true" table:show-details="true"/>
                <table:data-pilot-member table:name="LojaValidacaoIFRS/src/testes/LojaMain.java" table:display="true" table:show-details="true"/>
                <table:data-pilot-member table:name="LojaVendas/br/com/hitalo/connect/DBManager.java" table:display="true" table:show-details="true"/>
                <table:data-pilot-member table:name="LojaVendas/src/main/java/com/mycompany/lojavendas/model/dao/TipoUsuarioDAO.java" table:display="true" table:show-details="true"/>
                <table:data-pilot-member table:name="LojaVirtual_JPA_EJB/LojaVirtual/lojavirtual-ejb/src/java/br/edu/fasa/LojaVirtual/dataAccess/ClienteDAO.java" table:display="true" table:show-details="true"/>
                <table:data-pilot-member table:name="LojaVirtual_JPA_EJB/LojaVirtual/lojavirtual-ejb/src/java/br/edu/fasa/LojaVirtual/dataAccess/ProdutoDAO.java" table:display="true" table:show-details="true"/>
                <table:data-pilot-member table:name="LojaVirtual_JPA_EJB/LojaVirtual/lojavirtual-ejb/src/java/br/edu/fasa/LojaVirtual/dataAccess/VendaDAO.java" table:display="true" table:show-details="true"/>
                <table:data-pilot-member table:name="LojaVirtual-Projeto-Integrador/LojaVirtual/src/main/java/br/com/lojavirtual/persistencia/PessoaDAO.java" table:display="true" table:show-details="true"/>
                <table:data-pilot-member table:name="LojaVirtual-Projeto-Integrador/LojaVirtual/src/main/java/br/com/lojavirtual/persistencia/ProdutoDAO.java" table:display="true" table:show-details="true"/>
                <table:data-pilot-member table:name="LojaVirtual/Loja_Web01/src/main/java/persistence/PersonDAO.java" table:display="true" table:show-details="true"/>
                <table:data-pilot-member table:name="LojaVirtual/Loja_Web01/src/main/java/persistence/ProductDAO.java" table:display="true" table:show-details="true"/>
                <table:data-pilot-member table:name="LojaVirtual/LojaVirtual/src/main/java/persistencia/PessoaDAO.java" table:display="true" table:show-details="true"/>
                <table:data-pilot-member table:name="LojaVirtual/LojaVirtual/src/main/java/persistencia/ProdutoDAO.java" table:display="true" table:show-details="true"/>
                <table:data-pilot-member table:name="LojaVirtual/platforms/android/src/org/apache/cordova/globalization/Globalization.java" table:display="true" table:show-details="true"/>
                <table:data-pilot-member table:name="LojaVirtual/plugins/cordova-plugin-globalization/src/android/Globalization.java" table:display="true" table:show-details="true"/>
                <table:data-pilot-member table:name="lojaVirtual/src/br/com/matosmelo/lojaVirtual/dao/ClienteDAO.java" table:display="true" table:show-details="true"/>
                <table:data-pilot-member table:name="LojaVirtual/src/lojaVirtual/Autor.java" table:display="true" table:show-details="true"/>
                <table:data-pilot-member table:name="LojaVirtual/src/lojaVirtual/Store.java" table:display="true" table:show-details="true"/>
                <table:data-pilot-member table:name="lojavirtual/src/main/java/br/com/rafaelporreca/lojavirtual/repositories/EstadoRepository.java" table:display="true" table:show-details="true"/>
                <table:data-pilot-member table:name="lojavirtual/src/main/java/br/com/rafaelporreca/lojavirtual/services/EstadoService.java" table:display="true" table:show-details="true"/>
                <table:data-pilot-member table:name="LojaVirtual/src/main/java/persistencia/CidadeDAO.java" table:display="true" table:show-details="true"/>
                <table:data-pilot-member table:name="LojaVirtual/src/main/java/persistencia/EstadoDAO.java" table:display="true" table:show-details="true"/>
                <table:data-pilot-member table:name="LojaVirtual/src/main/java/persistencia/FabricanteDAO.java" table:display="true" table:show-details="true"/>
                <table:data-pilot-member table:name="LojaVirtual/src/main/java/persistencia/PessoaDAO.java" table:display="true" table:show-details="true"/>
                <table:data-pilot-member table:name="LojaVirtual/src/main/java/persistencia/ProdutoDAO.java" table:display="true" table:show-details="true"/>
                <table:data-pilot-member table:name="LojaVirtual/src/main/webapp/javascripts/jquery-1.3.2.min.js" table:display="true" table:show-details="true"/>
                <table:data-pilot-member table:name="lojavirtual/src/main/webapp/resources/jquery/js/jquery-2.1.0.min.js" table:display="true" table:show-details="true"/>
                <table:data-pilot-member table:name="lojavirtual/src/main/webapp/resources/jquery/js/jquery-ui-1.10.4.custom.min.js" table:display="true" table:show-details="true"/>
                <table:data-pilot-member table:name="lojavirtual2/lojavirtual/src/main/java/org/lojavirtual/repository/Gruporepository.java" table:display="true" table:show-details="true"/>
                <table:data-pilot-member table:name="lojavirtual2/lojavirtual/src/main/java/org/lojavirtual/repository/Produtorepository.java" table:display="true" table:show-details="true"/>
                <table:data-pilot-member table:name="LojaVirtual3/src/main/java/persistencia/PessoaDAO.java" table:display="true" table:show-details="true"/>
                <table:data-pilot-member table:name="LojaVirtualPet/LojaVirtualPet/src/main/java/persistencia/ProdutoDAO.java" table:display="true" table:show-details="true"/>
                <table:data-pilot-member table:name="lojaweb/src/java/rc/unesp/br/lcp/dao/IEntity.java" table:display="true" table:show-details="true"/>
                <table:data-pilot-member table:name="muambyte/src/main/webapp/WEB-INF/resources/js/jquery-1.11.3.min.js" table:display="true" table:show-details="true"/>
                <table:data-pilot-member table:name="osinformatica/project_osinfoX/banco_de_dados/banco_infox.sql" table:display="true" table:show-details="true"/>
                <table:data-pilot-member table:name="osinformatica/project_osinfoX/reports/clientes.jasper" table:display="true" table:show-details="true"/>
                <table:data-pilot-member table:name="pi_pf/pi_pf/src/main/java/pi_pf/persistencia/CidadeDAO.java" table:display="true" table:show-details="true"/>
                <table:data-pilot-member table:name="pi_pf/pi_pf/src/main/java/pi_pf/persistencia/EstadoDAO.java" table:display="true" table:show-details="true"/>
                <table:data-pilot-member table:name="pi_pf/pi_pf/src/main/java/pi_pf/persistencia/PessoaDAO.java" table:display="true" table:show-details="true"/>
                <table:data-pilot-member table:name="pi_pf/pi_pf/src/main/java/pi_pf/persistencia/ProdutoDAO.java" table:display="true" table:show-details="true"/>
                <table:data-pilot-member table:name="projeto_fino_brecho/src/br/arthur/entities/Marca.java" table:display="true" table:show-details="true"/>
                <table:data-pilot-member table:name="Projeto-Integragor-II-LojaDeGames/LojaDeGames/jdbc_lojaGames/seg0/c230.dat" table:display="true" table:show-details="true"/>
                <table:data-pilot-member table:name="Projeto-loja/Projeto-loja/src/br/com/projetoloja/administrador/RepositorioAdministradorBDR.java" table:display="true" table:show-details="true"/>
                <table:data-pilot-member table:name="Projeto-loja/Projeto-loja/src/br/com/projetoloja/cliente/RepositorioClienteBDR.java" table:display="true" table:show-details="true"/>
                <table:data-pilot-member table:name="Projeto-loja/Projeto-loja/src/br/com/projetoloja/produto/RepositorioProdutoBDR.java" table:display="true" table:show-details="true"/>
                <table:data-pilot-member table:name="projeto-puc-lojaDropshipping/src/main/java/com/nelioalves/cursomc/repositories/EstadoRepository.java" table:display="true" table:show-details="true"/>
                <table:data-pilot-member table:name="projeto-puc-lojaDropshipping/src/main/java/com/nelioalves/cursomc/services/EstadoService.java" table:display="true" table:show-details="true"/>
                <table:data-pilot-member table:name="ProjetoLoja/src/main/java/persistencia/PessoaDAO.java" table:display="true" table:show-details="true"/>
                <table:data-pilot-member table:name="ProjetoLoja/src/main/java/persistencia/ProdutoDAO.java" table:display="true" table:show-details="true"/>
                <table:data-pilot-member table:name="projetoLoja/TrabalhoLoja/src/visao/CadCidade.java" table:display="true" table:show-details="true"/>
                <table:data-pilot-member table:name="projetoLoja/TrabalhoLoja/src/visao/CadCliente.java" table:display="true" table:show-details="true"/>
                <table:data-pilot-member table:name="projetoLoja/TrabalhoLoja/src/visao/CadCompra.java" table:display="true" table:show-details="true"/>
                <table:data-pilot-member table:name="projetoLoja/TrabalhoLoja/src/visao/CadLoja.java" table:display="true" table:show-details="true"/>
                <table:data-pilot-member table:name="projetoLoja/TrabalhoLoja/src/visao/CadLojaProduto.java" table:display="true" table:show-details="true"/>
                <table:data-pilot-member table:name="projetoLoja/TrabalhoLoja/src/visao/CadProdCompra.java" table:display="true" table:show-details="true"/>
                <table:data-pilot-member table:name="projetoLoja/TrabalhoLoja/src/visao/CadProduto.java" table:display="true" table:show-details="true"/>
                <table:data-pilot-member table:name="projetoLoja/TrabalhoLoja/src/visao/TelaBuscaCliente.java" table:display="true" table:show-details="true"/>
                <table:data-pilot-member table:name="projetoLoja/TrabalhoLoja/src/visao/TelaBuscaLoja.java" table:display="true" table:show-details="true"/>
                <table:data-pilot-member table:name="projetoLoja/TrabalhoLoja/src/visao/TelaBuscaProduto.java" table:display="true" table:show-details="true"/>
                <table:data-pilot-member table:name="ProjetoLojaInformatica/src/br/com/choice/projetolojainformatica/dao/FuncionarioDAO.java" table:display="true" table:show-details="true"/>
                <table:data-pilot-member table:name="ProjetoLojaInformatica/src/br/com/choice/projetolojainformatica/dao/ProdutoDAO.java" table:display="true" table:show-details="true"/>
                <table:data-pilot-member table:name="ProjetoLojaInformatica/src/br/com/choice/projetolojainformatica/dao/VendaDAO.java" table:display="true" table:show-details="true"/>
                <table:data-pilot-member table:name="safetycar/src/br/com/safetycar/dao/impl/ClienteFornecedorDAOImpl.java" table:display="true" table:show-details="true"/>
                <table:data-pilot-member table:name="safetycar/src/br/com/safetycar/dao/impl/FornecedorDespesasDAOImpl.java" table:display="true" table:show-details="true"/>
                <table:data-pilot-member table:name="safetycar/src/br/com/safetycar/dao/impl/GruposDAOImpl.java" table:display="true" table:show-details="true"/>
                <table:data-pilot-member table:name="safetycar/src/br/com/safetycar/dao/impl/MarcasVeiculosDAOImpl.java" table:display="true" table:show-details="true"/>
                <table:data-pilot-member table:name="safetycar/src/br/com/safetycar/dao/impl/PaginasDAOImpl.java" table:display="true" table:show-details="true"/>
                <table:data-pilot-member table:name="safetycar/src/br/com/safetycar/dao/impl/UsuariosDAOImpl.java" table:display="true" table:show-details="true"/>
                <table:data-pilot-member table:name="safetycar/src/br/com/safetycar/dao/impl/VendedorDAOImpl.java" table:display="true" table:show-details="true"/>
                <table:data-pilot-member table:name="safetycar/src/br/com/safetycar/modelos/Grupos.java" table:display="true" table:show-details="true"/>
                <table:data-pilot-member table:name="safetycar/src/br/com/safetycar/modelos/Paginas.java" table:display="true" table:show-details="true"/>
                <table:data-pilot-member table:name="safetycar/src/br/com/safetycar/paginacao/Filtro.java" table:display="true" table:show-details="true"/>
                <table:data-pilot-member table:name="safetycar/src/br/com/safetycar/paginacao/Parametro.java" table:display="true" table:show-details="true"/>
                <table:data-pilot-member table:name="safetycar/src/br/com/safetycar/relatorios/dao/Impl/RelatorioComissaoVendedorDAOImpl.java" table:display="true" table:show-details="true"/>
                <table:data-pilot-member table:name="safetycar/src/br/com/safetycar/relatorios/dao/Impl/RelatorioGastosVeiculosDAOImpl.java" table:display="true" table:show-details="true"/>
                <table:data-pilot-member table:name="safetycar/src/br/com/safetycar/relatorios/dao/Impl/RelatorioVeiculosVendidosDAOImpl.java" table:display="true" table:show-details="true"/>
                <table:data-pilot-member table:name="safetycar/WebContent/resources/jquery/js/jquery-1.7.2.js" table:display="true" table:show-details="true"/>
                <table:data-pilot-member table:name="Sistema-Loja/src/cadProdutos.java" table:display="true" table:show-details="true"/>
                <table:data-pilot-member table:name="Sistema-loja/src/SQL/comandosLoja.sql" table:display="true" table:show-details="true"/>
                <table:data-pilot-member table:name="Sistema-loja/src/visao/JFQuery.form" table:display="true" table:show-details="true"/>
                <table:data-pilot-member table:name="Sistema-loja/src/visao/JFQuery.java" table:display="true" table:show-details="true"/>
                <table:data-pilot-member table:name="SystemManagerStore/Projetos/SystemManagerStoreDesktop/SistemManagerStoreDesktop/src/br/com/systemmanagerstore/DataAccess/FuncionarioDAO.java" table:display="true" table:show-details="true"/>
                <table:data-pilot-member table:name="SystemManagerStore/Projetos/SystemManagerStoreDesktop/SistemManagerStoreDesktop/src/br/com/systemmanagerstore/DataAccess/PessoaDAO.java" table:display="true" table:show-details="true"/>
                <table:data-pilot-member table:name="SystemManagerStore/Projetos/SystemManagerStoreDesktop/SistemManagerStoreDesktop/src/br/com/systemmanagerstore/DataAccess/ProdutoDAO.java" table:display="true" table:show-details="true"/>
                <table:data-pilot-member table:name="SystemManagerStore/Projetos/SystemManagerStoreWeb/SystemManagerStoreWeb/src/java/br/com/systemmanagerstore/DataAccess/FuncionarioDAO.java" table:display="true" table:show-details="true"/>
                <table:data-pilot-member table:name="SystemManagerStore/Projetos/SystemManagerStoreWeb/SystemManagerStoreWeb/src/java/br/com/systemmanagerstore/DataAccess/PessoaDAO.java" table:display="true" table:show-details="true"/>
                <table:data-pilot-member table:name="SystemManagerStore/Projetos/SystemManagerStoreWeb/SystemManagerStoreWeb/src/java/br/com/systemmanagerstore/DataAccess/ProdutoDAO.java" table:display="true" table:show-details="true"/>
                <table:data-pilot-member table:name="VirtualStorePI5/LojaVirtual/src/main/java/br/com/virtual/persistencia/PessoaDAO.java" table:display="true" table:show-details="true"/>
                <table:data-pilot-member table:name="VirtualStorePI5/LojaVirtual/src/main/java/br/com/virtual/persistencia/ProdutoDAO.jav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10:46:21.2313898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4T11:07:08.674569948</dc:date>
    <meta:editing-duration>P9DT18H20M9S</meta:editing-duration>
    <meta:editing-cycles>25</meta:editing-cycles>
    <meta:generator>LibreOffice/6.0.7.3$Linux_X86_64 LibreOffice_project/00m0$Build-3</meta:generator>
    <meta:document-statistic meta:table-count="7" meta:cell-count="2990" meta:object-count="0"/>
  </office:meta>
</office:document-meta>
</file>